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0.svm" manifest:media-type=""/>
  <manifest:file-entry manifest:full-path="Pictures/100002010000006800000027D0F5766DBDEE8B46.png" manifest:media-type="image/png"/>
  <manifest:file-entry manifest:full-path="Pictures/TablePreview34.svm" manifest:media-type=""/>
  <manifest:file-entry manifest:full-path="Pictures/TablePreview33.svm" manifest:media-type=""/>
  <manifest:file-entry manifest:full-path="Pictures/TablePreview37.svm" manifest:media-type=""/>
  <manifest:file-entry manifest:full-path="Pictures/TablePreview12.svm" manifest:media-type=""/>
  <manifest:file-entry manifest:full-path="Pictures/TablePreview36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22.svm" manifest:media-type=""/>
  <manifest:file-entry manifest:full-path="Pictures/1000030F00000D700000051006CB5BD21A09B658.svg" manifest:media-type="image/svg+xml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1.svm" manifest:media-type=""/>
  <manifest:file-entry manifest:full-path="Pictures/100002010000005C00000027DE3959CAA333D836.png" manifest:media-type="image/png"/>
  <manifest:file-entry manifest:full-path="Pictures/TablePreview16.svm" manifest:media-type=""/>
  <manifest:file-entry manifest:full-path="Pictures/100015FC00000BD700000513DA026903EB8BBC97.svg" manifest:media-type="image/svg+xml"/>
  <manifest:file-entry manifest:full-path="Pictures/TablePreview2.svm" manifest:media-type=""/>
  <manifest:file-entry manifest:full-path="Pictures/10000DC4000034E300000C33AC793360661114A5.svg" manifest:media-type="image/svg+xml"/>
  <manifest:file-entry manifest:full-path="Pictures/100002010000019A0000005FF60D29C56D12B1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briele Bad AH" svg:font-family="'Gabriele Bad A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 draw:shadow="hidden"/>
    </style:style>
    <style:style style:name="gr3" style:family="graphic" style:parent-style-name="standard">
      <style:graphic-properties draw:stroke="none" svg:stroke-color="#000000" draw:fill="none" draw:fill-color="#ffffff" fo:min-height="0.937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 draw:shadow="hidden"/>
    </style:style>
    <style:style style:name="gr5" style:family="graphic" style:parent-style-name="standard">
      <style:graphic-properties draw:fill-color="#c2e0ae" draw:textarea-horizontal-align="justify" draw:textarea-vertical-align="middle" draw:auto-grow-height="false" fo:min-height="0.74cm" fo:min-width="1.764cm" draw:shadow="hidden"/>
    </style:style>
    <style:style style:name="gr6" style:family="graphic" style:parent-style-name="standard">
      <style:graphic-properties draw:fill-color="#8fd0ce" draw:textarea-horizontal-align="justify" draw:textarea-vertical-align="middle" draw:auto-grow-height="false" fo:min-height="0cm" fo:min-width="1.6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 draw:shadow="hidden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1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0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717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069cm" fo:min-width="0cm" draw:shadow="hidden"/>
    </style:style>
    <style:style style:name="gr14" style:family="graphic" style:parent-style-name="standard">
      <style:graphic-properties svg:stroke-color="#003d73" svg:stroke-opacity="10%" draw:fill-color="#ddfdf7" draw:opacity="12%" draw:textarea-horizontal-align="justify" draw:textarea-vertical-align="middle" draw:auto-grow-height="false" fo:min-height="5.23cm" fo:min-width="4.78cm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 draw:shadow="hidden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1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51cm" draw:shadow="hidden"/>
    </style:style>
    <style:style style:name="gr21" style:family="graphic" style:parent-style-name="standard">
      <style:graphic-properties draw:fill-color="#ba131a" draw:textarea-horizontal-align="justify" draw:textarea-vertical-align="middle" draw:auto-grow-height="false" fo:min-height="0cm" fo:min-width="0cm" draw:shadow="hidden"/>
    </style:style>
    <style:style style:name="gr22" style:family="graphic" style:parent-style-name="standard">
      <style:graphic-properties draw:fill="none" draw:fill-color="#ffffff" draw:textarea-horizontal-align="justify" draw:auto-grow-height="true" draw:auto-grow-width="true" fo:min-height="0.319cm" fo:min-width="1.5cm" fo:padding-top="0.1cm" fo:padding-bottom="0.1cm" fo:padding-left="0.1cm" fo:padding-right="0.1cm"/>
    </style:style>
    <style:style style:name="gr23" style:family="graphic" style:parent-style-name="standard">
      <style:graphic-properties draw:fill="none" draw:fill-color="#ffffff" draw:textarea-horizontal-align="justify" draw:auto-grow-height="true" draw:auto-grow-width="true" fo:min-height="0.319cm" fo:min-width="1.4cm" fo:padding-top="0.1cm" fo:padding-bottom="0.1cm" fo:padding-left="0.1cm" fo:padding-right="0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8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37cm" draw:shadow="hidden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601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65cm" draw:shadow="hidden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1cm" fo:min-width="0cm"/>
    </style:style>
    <style:style style:name="gr32" style:family="graphic" style:parent-style-name="standard">
      <style:graphic-properties svg:stroke-color="#003d73" svg:stroke-opacity="10%" draw:fill="solid" draw:fill-color="#ffffff" draw:opacity="13%" draw:textarea-horizontal-align="justify" draw:textarea-vertical-align="middle" draw:auto-grow-height="false" fo:min-height="3.281cm" fo:min-width="2.63cm" draw:shadow="hidden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draw:shadow="hidden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38" style:family="graphic" style:parent-style-name="standard">
      <style:graphic-properties draw:fill-color="#455253" draw:textarea-horizontal-align="justify" draw:textarea-vertical-align="middle" draw:auto-grow-height="false" fo:min-height="4.004cm" fo:min-width="1.78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53cm"/>
    </style:style>
    <style:style style:name="gr44" style:family="graphic" style:parent-style-name="standard">
      <style:graphic-properties draw:fill-color="#533701" draw:textarea-horizontal-align="justify" draw:textarea-vertical-align="middle" draw:auto-grow-height="false" fo:min-height="1.08cm" fo:min-width="11.57cm"/>
    </style:style>
    <style:style style:name="gr45" style:family="graphic" style:parent-style-name="standard">
      <style:graphic-properties draw:stroke="none" draw:fill="none" fo:min-height="0.51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76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fill-color="#c795a4" draw:textarea-horizontal-align="justify" draw:textarea-vertical-align="middle" draw:auto-grow-height="false" fo:min-height="0cm" fo:min-width="2.21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6" style:family="graphic" style:parent-style-name="standard">
      <style:graphic-properties svg:stroke-color="#003d73" svg:stroke-opacity="10%" draw:fill="solid" draw:fill-color="#ffffff" draw:opacity="13%" draw:textarea-horizontal-align="justify" draw:textarea-vertical-align="middle" draw:auto-grow-height="false" fo:min-height="3.532cm" fo:min-width="2.63cm" draw:shadow="hidden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7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9" style:family="graphic" style:parent-style-name="standard">
      <style:graphic-properties draw:fill-color="#c2e0ae" draw:textarea-horizontal-align="justify" draw:textarea-vertical-align="middle" draw:auto-grow-height="false" fo:min-height="0.665cm" fo:min-width="1.591cm" draw:shadow="hidden"/>
    </style:style>
    <style:style style:name="gr60" style:family="graphic" style:parent-style-name="standard">
      <style:graphic-properties draw:fill-color="#8fd0ce" draw:textarea-horizontal-align="justify" draw:textarea-vertical-align="middle" draw:auto-grow-height="false" fo:min-height="0cm" fo:min-width="1.441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0cm" draw:shadow="hidden"/>
    </style:style>
    <style:style style:name="gr62" style:family="graphic" style:parent-style-name="standard">
      <style:graphic-properties draw:fill-color="#8fd0ce" draw:textarea-horizontal-align="justify" draw:textarea-vertical-align="middle" draw:auto-grow-height="false" fo:min-height="0cm" fo:min-width="0.983cm" draw:shadow="hidden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Default_20_2-notes">
      <style:graphic-properties draw:fill-color="#ffffff" draw:auto-grow-height="true" fo:min-height="13.364cm"/>
    </style:style>
    <style:style style:name="pr2" style:family="presentation" style:parent-style-name="Default_20_2-notes">
      <style:graphic-properties draw:fill-color="#ffffff" fo:min-height="13.364cm"/>
    </style:style>
    <style:style style:name="co1" style:family="table-column">
      <style:table-column-properties style:column-width="2.321cm" style:use-optimal-column-width="false"/>
    </style:style>
    <style:style style:name="co2" style:family="table-column">
      <style:table-column-properties style:column-width="2.403cm" style:use-optimal-column-width="false"/>
    </style:style>
    <style:style style:name="co3" style:family="table-column">
      <style:table-column-properties style:column-width="2.407cm" style:use-optimal-column-width="false"/>
    </style:style>
    <style:style style:name="co4" style:family="table-column">
      <style:table-column-properties style:column-width="2.132cm" style:use-optimal-column-width="false"/>
    </style:style>
    <style:style style:name="co5" style:family="table-column">
      <style:table-column-properties style:column-width="1.083cm" style:use-optimal-column-width="false"/>
    </style:style>
    <style:style style:name="co6" style:family="table-column">
      <style:table-column-properties style:column-width="1.081cm" style:use-optimal-column-width="false"/>
    </style:style>
    <style:style style:name="co7" style:family="table-column">
      <style:table-column-properties style:column-width="2.136cm" style:use-optimal-column-width="false"/>
    </style:style>
    <style:style style:name="ro1" style:family="table-row">
      <style:table-row-properties style:row-height="0.672cm"/>
    </style:style>
    <style:style style:name="ro2" style:family="table-row">
      <style:table-row-properties style:row-height="0.769cm"/>
    </style:style>
    <style:style style:name="ro3" style:family="table-row">
      <style:table-row-properties style:row-height="0.757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761cm"/>
    </style:style>
    <style:style style:name="ro6" style:family="table-row">
      <style:table-row-properties style:row-height="0.998cm"/>
    </style:style>
    <style:style style:name="ro7" style:family="table-row">
      <style:table-row-properties style:row-height="0.735cm"/>
    </style:style>
    <style:style style:name="ro8" style:family="table-row">
      <style:table-row-properties style:row-height="0.7cm"/>
    </style:style>
    <style:style style:name="ro9" style:family="table-row">
      <style:table-row-properties style:row-height="0.75cm"/>
    </style:style>
    <style:style style:name="ro10" style:family="table-row">
      <style:table-row-properties style:row-height="0.698cm"/>
    </style:style>
    <style:style style:name="ro11" style:family="table-row">
      <style:table-row-properties style:row-height="0.656cm"/>
    </style:style>
    <style:style style:name="ro12" style:family="table-row">
      <style:table-row-properties style:row-height="0.745cm"/>
    </style:style>
    <style:style style:name="ro13" style:family="table-row">
      <style:table-row-properties style:row-height="1.142cm"/>
    </style:style>
    <style:style style:name="ro14" style:family="table-row">
      <style:table-row-properties style:row-height="0.469cm"/>
    </style:style>
    <style:style style:name="ro15" style:family="table-row">
      <style:table-row-properties style:row-height="0.749cm"/>
    </style:style>
    <style:style style:name="ce1" style:family="table-cell">
      <loext:graphic-properties draw:fill="solid" draw:fill-color="#ffffff"/>
      <style:paragraph-properties fo:border="0.03pt solid #000000"/>
      <style:text-properties style:font-name="DejaVu Sans" fo:font-size="10pt" style:font-size-asian="10pt" style:font-size-complex="10pt"/>
    </style:style>
    <style:style style:name="ce2" style:family="table-cell">
      <loext:graphic-properties draw:fill="solid" draw:fill-color="#ffffff"/>
      <style:paragraph-properties fo:border="0.03pt solid #0d1f63"/>
      <style:text-properties style:font-name="DejaVu Sans" fo:font-size="18pt" style:font-size-asian="18pt" style:font-size-complex="18pt"/>
    </style:style>
    <style:style style:name="ce3" style:family="table-cell">
      <loext:graphic-properties draw:fill="solid" draw:fill-color="#ffffff"/>
      <style:paragraph-properties fo:border="0.03pt solid #0d1f63"/>
      <style:text-properties fo:font-size="18pt" style:font-size-asian="18pt" style:font-size-complex="18pt"/>
    </style:style>
    <style:style style:name="ce4" style:family="table-cell">
      <loext:graphic-properties draw:fill="solid" draw:fill-color="#ffffff"/>
      <style:paragraph-properties fo:border="0.03pt solid #0d1f63"/>
      <style:text-properties style:font-name="DejaVu Sans" fo:font-size="12pt" style:font-size-asian="12pt" style:font-size-complex="12pt"/>
    </style:style>
    <style:style style:name="ce5" style:family="table-cell">
      <loext:graphic-properties draw:fill="solid" draw:fill-color="#ffffff"/>
      <style:paragraph-properties fo:border="0.03pt solid #0d1f63"/>
      <style:text-properties style:font-name="DejaVu Sans" fo:font-size="18pt" style:font-name-asian="DejaVu Sans" style:font-size-asian="18pt" style:font-size-complex="18pt"/>
    </style:style>
    <style:style style:name="ce6" style:family="table-cell">
      <loext:graphic-properties draw:fill="solid" draw:fill-color="#ffffff" fo:padding-top="0cm" fo:padding-bottom="0cm"/>
      <style:paragraph-properties fo:border="0.03pt solid #0d1f63"/>
      <style:text-properties style:font-name="DejaVu Sans" fo:font-size="18pt" style:font-size-asian="18pt" style:font-size-complex="18pt"/>
    </style:style>
    <style:style style:name="ce7" style:family="table-cell">
      <loext:graphic-properties draw:fill="solid" draw:fill-color="#ffffff"/>
      <style:paragraph-properties fo:border="0.03pt solid #000000"/>
      <style:text-properties style:font-name="DejaVu Sans" fo:font-size="9pt" style:font-size-asian="9pt" style:font-size-complex="9pt"/>
    </style:style>
    <style:style style:name="ce8" style:family="table-cell">
      <loext:graphic-properties draw:fill="solid" draw:fill-color="#ffffff" draw:textarea-vertical-align="middle"/>
      <style:paragraph-properties fo:text-align="center" fo:border="0.03pt solid #111111"/>
      <style:text-properties style:font-name="DejaVu Sans" fo:font-size="13pt" fo:font-weight="bold" style:font-size-asian="13pt" style:font-weight-asian="bold" style:font-size-complex="13pt" style:font-weight-complex="bold"/>
    </style:style>
    <style:style style:name="ce9" style:family="table-cell">
      <loext:graphic-properties draw:fill="solid" draw:fill-color="#ffffff" draw:textarea-vertical-align="middle"/>
      <style:paragraph-properties fo:text-align="center" fo:border="0.03pt solid #111111"/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margin-top="0cm" fo:margin-bottom="0cm" fo:line-height="150%"/>
    </style:style>
    <style:style style:name="P2" style:family="paragraph">
      <loext:graphic-properties draw:fill="none" draw:fill-color="#ffffff"/>
      <style:paragraph-properties fo:margin-top="0cm" fo:margin-bottom="0cm" fo:line-height="150%"/>
      <style:text-properties fo:font-size="18pt"/>
    </style:style>
    <style:style style:name="P3" style:family="paragraph">
      <loext:graphic-properties draw:fill="none" draw:fill-color="#ffffff"/>
      <style:text-properties fo:color="#b6f6fd" fo:font-size="24pt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6pt"/>
    </style:style>
    <style:style style:name="P7" style:family="paragraph">
      <style:paragraph-properties fo:text-align="center"/>
    </style:style>
    <style:style style:name="P8" style:family="paragraph">
      <loext:graphic-properties draw:fill-color="#c2e0ae"/>
      <style:paragraph-properties fo:text-align="center"/>
      <style:text-properties fo:color="#00381f" fo:font-weight="bold" style:font-weight-asian="bold" style:font-weight-complex="bold"/>
    </style:style>
    <style:style style:name="P9" style:family="paragraph">
      <loext:graphic-properties draw:fill-color="#c2e0a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8fd0ce"/>
      <style:paragraph-properties fo:text-align="center"/>
    </style:style>
    <style:style style:name="P11" style:family="paragraph">
      <loext:graphic-properties draw:fill="none" draw:fill-color="#ffffff"/>
      <style:text-properties fo:font-size="13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color="#1b75bc" fo:font-size="40pt" fo:letter-spacing="0.12cm" style:text-underline-style="solid" style:text-underline-width="auto" style:text-underline-color="font-color" fo:font-weight="bold" style:font-size-asian="32pt" style:font-size-complex="32pt"/>
    </style:style>
    <style:style style:name="P14" style:family="paragraph">
      <loext:graphic-properties draw:fill="none" draw:fill-color="#ffffff"/>
      <style:text-properties fo:color="#eeeeee"/>
    </style:style>
    <style:style style:name="P15" style:family="paragraph">
      <loext:graphic-properties draw:fill-color="#ddfdf7" draw:opacity="12%"/>
      <style:paragraph-properties fo:text-align="center"/>
    </style:style>
    <style:style style:name="P16" style:family="paragraph">
      <loext:graphic-properties draw:fill="none" draw:fill-color="#ffffff"/>
      <style:text-properties fo:color="#c795a4" fo:font-size="12pt"/>
    </style:style>
    <style:style style:name="P17" style:family="paragraph">
      <style:text-properties style:font-size-asian="10pt" style:font-size-complex="10pt"/>
    </style:style>
    <style:style style:name="P18" style:family="paragraph">
      <loext:graphic-properties draw:fill="none" draw:fill-color="#ffffff"/>
      <style:text-properties fo:color="#bce4e5"/>
    </style:style>
    <style:style style:name="P19" style:family="paragraph">
      <loext:graphic-properties draw:fill="none" draw:fill-color="#ffffff"/>
      <style:paragraph-properties fo:line-height="150%"/>
    </style:style>
    <style:style style:name="P20" style:family="paragraph">
      <style:paragraph-properties fo:line-height="0.9cm"/>
    </style:style>
    <style:style style:name="P21" style:family="paragraph">
      <loext:graphic-properties draw:fill="none" draw:fill-color="#ffffff"/>
      <style:paragraph-properties fo:line-height="0.9cm"/>
      <style:text-properties fo:font-size="13pt" style:font-size-asian="15pt" style:font-size-complex="15pt"/>
    </style:style>
    <style:style style:name="P22" style:family="paragraph">
      <loext:graphic-properties draw:fill="none" draw:fill-color="#ffffff"/>
      <style:text-properties fo:color="#fff9ae" style:font-name="DejaVu Sans" fo:font-size="20pt" style:font-size-asian="20pt" style:font-size-complex="20pt"/>
    </style:style>
    <style:style style:name="P23" style:family="paragraph">
      <style:text-properties style:font-size-asian="18pt" style:font-size-complex="18pt"/>
    </style:style>
    <style:style style:name="P24" style:family="paragraph">
      <loext:graphic-properties draw:fill-color="#ba131a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="none" draw:fill-color="#ffffff"/>
      <style:text-properties fo:color="#dddddd" fo:font-size="11pt"/>
    </style:style>
    <style:style style:name="P27" style:family="paragraph">
      <loext:graphic-properties draw:fill="none" draw:fill-color="#ffffff"/>
      <style:text-properties fo:color="#cccccc" fo:font-size="11pt"/>
    </style:style>
    <style:style style:name="P28" style:family="paragraph">
      <loext:graphic-properties draw:fill="none" draw:fill-color="#ffffff"/>
      <style:text-properties fo:color="#f37b70" fo:font-size="11pt"/>
    </style:style>
    <style:style style:name="P29" style:family="paragraph">
      <loext:graphic-properties draw:fill="none" draw:fill-color="#ffffff"/>
      <style:text-properties fo:color="#fff9ae" style:font-name="DejaVu Sans" fo:font-size="18pt" style:font-size-asian="18pt" style:font-size-complex="18pt"/>
    </style:style>
    <style:style style:name="P30" style:family="paragraph">
      <style:text-properties style:font-size-asian="12pt" style:font-size-complex="12pt"/>
    </style:style>
    <style:style style:name="P31" style:family="paragraph">
      <style:text-properties style:font-name-asian="DejaVu Sans" style:font-size-asian="18pt" style:font-size-complex="18pt"/>
    </style:style>
    <style:style style:name="P32" style:family="paragraph">
      <loext:graphic-properties draw:fill="none" draw:fill-color="#ffffff"/>
      <style:text-properties fo:color="#fff9ae" style:font-name="DejaVu Sans" fo:font-size="22pt" style:font-size-asian="22pt" style:font-size-complex="22pt"/>
    </style:style>
    <style:style style:name="P33" style:family="paragraph">
      <loext:graphic-properties draw:fill="none" draw:fill-color="#ffffff"/>
      <style:paragraph-properties fo:line-height="0.9cm"/>
      <style:text-properties fo:font-size="16pt" style:font-size-asian="15pt" style:font-size-complex="15pt"/>
    </style:style>
    <style:style style:name="P34" style:family="paragraph">
      <style:text-properties style:font-name="DejaVu Sans" fo:font-size="18pt" style:font-size-asian="18pt" style:font-size-complex="18pt"/>
    </style:style>
    <style:style style:name="P35" style:family="paragraph">
      <loext:graphic-properties draw:fill="none" draw:fill-color="#ffffff"/>
      <style:text-properties fo:font-size="15pt"/>
    </style:style>
    <style:style style:name="P36" style:family="paragraph">
      <style:paragraph-properties fo:line-height="1.1cm"/>
    </style:style>
    <style:style style:name="P37" style:family="paragraph">
      <loext:graphic-properties draw:fill="none" draw:fill-color="#ffffff"/>
      <style:paragraph-properties fo:line-height="1.1cm"/>
      <style:text-properties fo:font-size="13pt"/>
    </style:style>
    <style:style style:name="P38" style:family="paragraph">
      <loext:graphic-properties draw:fill="solid" draw:fill-color="#ffffff" draw:opacity="13%"/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line-height="115%"/>
    </style:style>
    <style:style style:name="P40" style:family="paragraph">
      <loext:graphic-properties draw:fill="none" draw:fill-color="#ffffff"/>
      <style:paragraph-properties fo:line-height="115%"/>
    </style:style>
    <style:style style:name="P41" style:family="paragraph">
      <loext:graphic-properties draw:fill="none" draw:fill-color="#ffffff"/>
      <style:paragraph-properties fo:line-height="150%"/>
      <style:text-properties fo:font-size="15pt"/>
    </style:style>
    <style:style style:name="P42" style:family="paragraph">
      <style:text-properties fo:color="#406e9d" fo:font-size="28pt" style:text-underline-style="solid" style:text-underline-width="auto" style:text-underline-color="font-color" fo:font-weight="bold"/>
    </style:style>
    <style:style style:name="P43" style:family="paragraph">
      <loext:graphic-properties draw:fill="none" draw:fill-color="#ffffff"/>
      <style:text-properties fo:color="#406e9d" fo:font-size="28pt" style:text-underline-style="solid" style:text-underline-width="auto" style:text-underline-color="font-color" fo:font-weight="bold"/>
    </style:style>
    <style:style style:name="P44" style:family="paragraph">
      <loext:graphic-properties draw:fill-color="#455253"/>
      <style:paragraph-properties fo:text-align="center"/>
    </style:style>
    <style:style style:name="P45" style:family="paragraph">
      <loext:graphic-properties draw:fill="none" draw:fill-color="#ffffff"/>
      <style:text-properties fo:color="#406e9d" fo:font-size="28pt" style:font-size-asian="28pt" style:font-size-complex="28pt"/>
    </style:style>
    <style:style style:name="P46" style:family="paragraph">
      <loext:graphic-properties draw:fill="none" draw:fill-color="#ffffff"/>
      <style:paragraph-properties fo:line-height="150%"/>
      <style:text-properties fo:font-size="14pt"/>
    </style:style>
    <style:style style:name="P47" style:family="paragraph">
      <loext:graphic-properties draw:fill-color="#c2e0ae"/>
      <style:paragraph-properties fo:text-align="center"/>
      <style:text-properties fo:color="#00381f" fo:font-size="18pt" fo:font-weight="bold" style:font-weight-asian="bold" style:font-weight-complex="bold"/>
    </style:style>
    <style:style style:name="P48" style:family="paragraph">
      <loext:graphic-properties draw:fill-color="#c2e0ae"/>
      <style:paragraph-properties fo:text-align="center"/>
      <style:text-properties fo:font-size="18pt" fo:font-weight="bold" style:font-weight-asian="bold" style:font-weight-complex="bold"/>
    </style:style>
    <style:style style:name="P49" style:family="paragraph">
      <loext:graphic-properties draw:fill="none" draw:fill-color="#ffffff"/>
      <style:text-properties fo:color="#f37b70" fo:font-size="13pt" style:font-size-asian="13pt" style:font-size-complex="13pt"/>
    </style:style>
    <style:style style:name="P50" style:family="paragraph">
      <style:text-properties style:font-size-asian="9pt" style:font-size-complex="9pt"/>
    </style:style>
    <style:style style:name="P51" style:family="paragraph">
      <loext:graphic-properties draw:fill-color="#533701"/>
      <style:paragraph-properties fo:text-align="center"/>
    </style:style>
    <style:style style:name="P52" style:family="paragraph">
      <style:paragraph-properties fo:text-align="center"/>
      <style:text-properties style:font-size-asian="13pt" style:font-weight-asian="bold" style:font-size-complex="13pt" style:font-weight-complex="bold"/>
    </style:style>
    <style:style style:name="P53" style:family="paragraph">
      <loext:graphic-properties draw:fill="none"/>
    </style:style>
    <style:style style:name="P54" style:family="paragraph">
      <loext:graphic-properties draw:fill="none" draw:fill-color="#ffffff"/>
      <style:text-properties fo:color="#fff9ae" fo:font-size="10pt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-color="#c795a4"/>
      <style:paragraph-properties fo:text-align="center"/>
    </style:style>
    <style:style style:name="P57" style:family="paragraph">
      <loext:graphic-properties draw:fill-color="#ffffff"/>
      <style:text-properties fo:font-size="20pt"/>
    </style:style>
    <style:style style:name="P58" style:family="paragraph">
      <loext:graphic-properties draw:fill="none" draw:fill-color="#ffffff"/>
      <style:text-properties fo:color="#70abdd" fo:font-size="15pt"/>
    </style:style>
    <style:style style:name="P59" style:family="paragraph">
      <style:paragraph-properties fo:line-height="0.8cm"/>
    </style:style>
    <style:style style:name="P60" style:family="paragraph">
      <loext:graphic-properties draw:fill="none" draw:fill-color="#ffffff"/>
      <style:paragraph-properties fo:line-height="0.8cm"/>
    </style:style>
    <style:style style:name="P61" style:family="paragraph">
      <style:text-properties fo:font-size="11pt"/>
    </style:style>
    <style:style style:name="P62" style:family="paragraph">
      <loext:graphic-properties draw:fill="none" draw:fill-color="#ffffff"/>
      <style:text-properties fo:font-size="11pt"/>
    </style:style>
    <style:style style:name="P63" style:family="paragraph">
      <style:text-properties fo:font-size="14pt"/>
    </style:style>
    <style:style style:name="P64" style:family="paragraph">
      <loext:graphic-properties draw:fill="none" draw:fill-color="#ffffff"/>
      <style:text-properties fo:font-size="14pt"/>
    </style:style>
    <style:style style:name="P65" style:family="paragraph">
      <style:paragraph-properties fo:line-height="150%"/>
      <style:text-properties fo:font-size="14pt"/>
    </style:style>
    <style:style style:name="P66" style:family="paragraph">
      <style:text-properties fo:font-size="26pt"/>
    </style:style>
    <style:style style:name="P67" style:family="paragraph">
      <loext:graphic-properties draw:fill="none" draw:fill-color="#ffffff"/>
      <style:text-properties fo:color="#406e9d" fo:font-size="26pt" style:font-size-asian="28pt" style:font-size-complex="28pt"/>
    </style:style>
    <style:style style:name="P68" style:family="paragraph">
      <style:paragraph-properties fo:line-height="150%"/>
      <style:text-properties fo:font-size="15pt"/>
    </style:style>
    <style:style style:name="P69" style:family="paragraph">
      <style:paragraph-properties fo:text-align="center"/>
      <style:text-properties fo:font-size="18pt"/>
    </style:style>
    <style:style style:name="P70" style:family="paragraph">
      <style:text-properties fo:font-size="13pt"/>
    </style:style>
    <style:style style:name="P71" style:family="paragraph">
      <style:paragraph-properties fo:line-height="115%"/>
      <style:text-properties fo:font-size="16pt"/>
    </style:style>
    <style:style style:name="P72" style:family="paragraph">
      <loext:graphic-properties draw:fill="none" draw:fill-color="#ffffff"/>
      <style:paragraph-properties fo:line-height="115%"/>
      <style:text-properties fo:font-size="16pt"/>
    </style:style>
    <style:style style:name="P73" style:family="paragraph">
      <style:paragraph-properties fo:line-height="115%"/>
      <style:text-properties fo:font-size="20pt"/>
    </style:style>
    <style:style style:name="P74" style:family="paragraph">
      <loext:graphic-properties draw:fill="none" draw:fill-color="#ffffff"/>
      <style:paragraph-properties fo:line-height="115%"/>
      <style:text-properties fo:font-size="20pt"/>
    </style:style>
    <style:style style:name="P75" style:family="paragraph">
      <style:text-properties fo:font-size="24pt"/>
    </style:style>
    <style:style style:name="P76" style:family="paragraph">
      <loext:graphic-properties draw:fill="none" draw:fill-color="#ffffff"/>
      <style:text-properties fo:font-size="24pt"/>
    </style:style>
    <style:style style:name="T1" style:family="text">
      <style:text-properties fo:font-size="18pt"/>
    </style:style>
    <style:style style:name="T2" style:family="text">
      <style:text-properties fo:color="#9ab3c7" fo:font-size="24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ffffff" fo:font-size="16pt" fo:font-weight="normal" style:font-weight-asian="normal" style:font-weight-complex="normal"/>
    </style:style>
    <style:style style:name="T6" style:family="text">
      <style:text-properties fo:font-size="16pt"/>
    </style:style>
    <style:style style:name="T7" style:family="text">
      <style:text-properties fo:color="#00381f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3pt"/>
    </style:style>
    <style:style style:name="T11" style:family="text">
      <style:text-properties fo:color="#1b75bc" fo:font-size="40pt" fo:letter-spacing="0.12cm" style:text-underline-style="solid" style:text-underline-width="auto" style:text-underline-color="font-color" fo:font-weight="bold" style:font-size-asian="32pt" style:font-size-complex="32pt"/>
    </style:style>
    <style:style style:name="T12" style:family="text">
      <style:text-properties fo:color="#e1c8c8" fo:font-size="15pt" style:font-size-asian="15pt" style:font-size-complex="15pt"/>
    </style:style>
    <style:style style:name="T13" style:family="text">
      <style:text-properties fo:color="#eeeeee"/>
    </style:style>
    <style:style style:name="T14" style:family="text">
      <style:text-properties fo:color="#cccccc" fo:font-size="22pt" style:font-size-asian="22pt" style:font-size-complex="22pt"/>
    </style:style>
    <style:style style:name="T15" style:family="text">
      <style:text-properties fo:color="#eeeeee" fo:font-size="13pt" style:font-size-asian="13pt" style:font-size-complex="13pt"/>
    </style:style>
    <style:style style:name="T16" style:family="text">
      <style:text-properties fo:color="#eeeeee" fo:font-size="15pt" style:font-size-asian="15pt" style:font-size-complex="15pt"/>
    </style:style>
    <style:style style:name="T17" style:family="text">
      <style:text-properties fo:color="#cccccc" fo:font-size="18pt" style:font-size-asian="18pt" style:font-size-complex="18pt"/>
    </style:style>
    <style:style style:name="T18" style:family="text">
      <style:text-properties fo:color="#e1c8c8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fo:color="#cccc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1" style:family="text">
      <style:text-properties fo:color="#eeeee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3" style:family="text">
      <style:text-properties fo:color="#cccccc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4" style:family="text">
      <style:text-properties fo:color="#eeeee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DejaVu Sans" fo:font-size="15pt" fo:letter-spacing="normal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8" style:family="text">
      <style:text-properties fo:color="#ffffff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30" style:family="text">
      <style:text-properties fo:color="#cccccc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1" style:family="text">
      <style:text-properties fo:color="#ffffff" style:text-outline="false" style:text-line-through-style="none" style:text-line-through-type="none" style:font-name="Liberation Sans" fo:font-size="15pt" fo:letter-spacing="normal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fo:font-size="18pt" style:font-size-asian="18pt" style:font-size-complex="18pt"/>
    </style:style>
    <style:style style:name="T33" style:family="text">
      <style:text-properties fo:color="#ffffff" style:font-name="DejaVu Sans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ffffff" fo:font-size="15pt" style:font-size-asian="15pt" style:font-size-complex="15pt"/>
    </style:style>
    <style:style style:name="T35" style:family="text">
      <style:text-properties fo:color="#c795a4" fo:font-size="11pt" style:font-size-asian="11pt" style:font-size-complex="11pt"/>
    </style:style>
    <style:style style:name="T36" style:family="text">
      <style:text-properties fo:color="#c795a4" fo:font-size="12pt"/>
    </style:style>
    <style:style style:name="T37" style:family="text">
      <style:text-properties style:font-name="DejaVu Sans" fo:font-size="10pt" style:font-name-asian="DejaVu Sans" style:font-size-asian="10pt" style:font-size-complex="10pt"/>
    </style:style>
    <style:style style:name="T38" style:family="text">
      <style:text-properties fo:color="#bce4e5"/>
    </style:style>
    <style:style style:name="T39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0" style:family="text"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1" style:family="text">
      <style:text-properties fo:color="#e1c8c8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2" style:family="text">
      <style:text-properties fo:color="#e1c8c8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3" style:family="text">
      <style:text-properties fo:color="#ffffff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44" style:family="text"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46" style:family="text">
      <style:text-properties fo:color="#ffffff" style:text-outline="false" style:text-line-through-style="none" style:text-line-through-type="none" style:font-name="DejaVu Sans" fo:font-size="13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fo:font-size="13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50" style:family="text">
      <style:text-properties fo:font-size="13pt" style:font-size-asian="15pt" style:font-size-complex="15pt"/>
    </style:style>
    <style:style style:name="T51" style:family="text">
      <style:text-properties fo:color="#fff9ae" style:font-name="DejaVu Sans" fo:font-size="20pt" style:font-size-asian="20pt" style:font-size-complex="20pt"/>
    </style:style>
    <style:style style:name="T52" style:family="text">
      <style:text-properties style:font-name="DejaVu Sans" fo:font-size="12pt" style:font-size-asian="12pt" style:font-size-complex="12pt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color="#dddddd" fo:font-size="11pt"/>
    </style:style>
    <style:style style:name="T56" style:family="text">
      <style:text-properties fo:color="#cccccc" fo:font-size="11pt"/>
    </style:style>
    <style:style style:name="T57" style:family="text">
      <style:text-properties style:use-window-font-color="true" style:font-name="DejaVu Sans" fo:font-size="12pt" style:letter-kerning="true" style:font-name-asian="Noto Sans CJK SC" style:font-size-asian="18pt" style:font-name-complex="Lohit Devanagari" style:font-size-complex="18pt"/>
    </style:style>
    <style:style style:name="T58" style:family="text">
      <style:text-properties fo:color="#f37b70" fo:font-size="11pt"/>
    </style:style>
    <style:style style:name="T59" style:family="text">
      <style:text-properties fo:color="#fff9ae" style:text-outline="false" style:text-line-through-style="none" style:text-line-through-type="none" style:font-name="Liberation Sans" fo:font-size="18pt" fo:letter-spacing="normal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bold" style:letter-kerning="true" style:font-name-asian="Noto Sans CJK SC" style:font-size-asian="12pt" style:font-weight-asian="bold" style:font-name-complex="Lohit Devanagari" style:font-size-complex="12pt" style:font-weight-complex="bold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DejaVu Sans" fo:font-size="12pt" fo:letter-spacing="normal" fo:font-style="normal" fo:text-shadow="none" style:text-underline-style="none" fo:font-weight="bold" style:letter-kerning="true" style:font-name-asian="DejaVu Sans" style:font-size-asian="12pt" style:font-weight-asian="bold" style:font-name-complex="Lohit Devanagari" style:font-size-complex="12pt" style:font-weight-complex="bold" style:text-emphasize="none" style:font-relief="none" style:text-overline-style="none" style:text-overline-color="font-color"/>
    </style:style>
    <style:style style:name="T63" style:family="text"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name-complex="Lohit Devanagari" style:font-size-complex="12pt" style:text-emphasize="none" style:font-relief="none" style:text-overline-style="none" style:text-overline-color="font-color"/>
    </style:style>
    <style:style style:name="T64" style:family="text">
      <style:text-properties style:use-window-font-color="true" style:font-name="DejaVu Sans" fo:font-size="12pt" style:letter-kerning="true" style:font-name-asian="DejaVu Sans" style:font-size-asian="12pt" style:font-name-complex="Lohit Devanagari" style:font-size-complex="12pt"/>
    </style:style>
    <style:style style:name="T65" style:family="text">
      <style:text-properties fo:color="#fff9ae" style:font-name="DejaVu Sans" fo:font-size="22pt" style:font-size-asian="22pt" style:font-size-complex="22pt"/>
    </style:style>
    <style:style style:name="T66" style:family="text">
      <style:text-properties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67" style:family="text">
      <style:text-properties fo:font-size="15pt"/>
    </style:style>
    <style:style style:name="T68" style:family="text">
      <style:text-properties style:font-name="DejaVu Sans" fo:font-size="13pt" style:font-size-asian="20pt" style:font-size-complex="20pt"/>
    </style:style>
    <style:style style:name="T69" style:family="text">
      <style:text-properties style:font-name="DejaVu Sans" fo:font-size="13pt"/>
    </style:style>
    <style:style style:name="T70" style:family="text">
      <style:text-properties style:use-window-font-color="true" style:text-outline="false" style:text-line-through-style="none" style:text-line-through-type="none" fo:font-size="1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76" style:family="text">
      <style:text-properties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7" style:family="text">
      <style:text-properties fo:color="#406e9d" style:text-outline="false" style:text-line-through-style="none" style:text-line-through-type="none" style:font-name="Liberation Sans" fo:font-size="28pt" fo:letter-spacing="normal" fo:font-style="normal" fo:text-shadow="none" style:text-underline-style="solid" style:text-underline-width="auto" style:text-underline-color="font-color" fo:font-weight="bold" style:letter-kerning="true" style:font-size-asian="28pt" style:font-size-complex="28pt" style:text-emphasize="none" style:font-relief="none" style:text-overline-style="none" style:text-overline-color="font-color"/>
    </style:style>
    <style:style style:name="T78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9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80" style:family="text">
      <style:text-properties fo:color="#ffffff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size-asian="15pt" style:font-size-complex="15pt" style:text-emphasize="none" style:font-relief="none" style:text-overline-style="none" style:text-overline-color="font-color"/>
    </style:style>
    <style:style style:name="T81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82" style:family="text">
      <style:text-properties fo:font-size="14pt"/>
    </style:style>
    <style:style style:name="T83" style:family="text">
      <style:text-properties fo:color="#00381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84" style:family="text">
      <style:text-properties fo:color="#00381f" fo:font-size="18pt" fo:font-weight="bold" style:font-weight-asian="bold" style:font-weight-complex="bold"/>
    </style:style>
    <style:style style:name="T85" style:family="text">
      <style:text-properties fo:color="#f37b70" fo:font-size="13pt" style:font-size-asian="13pt" style:font-size-complex="13pt"/>
    </style:style>
    <style:style style:name="T86" style:family="text">
      <style:text-properties style:font-name="DejaVu Sans" fo:font-size="9pt" style:font-size-asian="9pt" style:font-size-complex="9pt"/>
    </style:style>
    <style:style style:name="T87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88" style:family="text">
      <style:text-properties fo:font-size="13pt" fo:font-weight="bold" style:font-size-asian="13pt" style:font-weight-asian="bold" style:font-size-complex="13pt" style:font-weight-complex="bold"/>
    </style:style>
    <style:style style:name="T89" style:family="text">
      <style:text-properties style:font-name="DejaVu Sans" fo:font-size="13pt" fo:font-weight="bold" style:font-name-asian="DejaVu Sans" style:font-size-asian="13pt" style:font-weight-asian="bold" style:font-size-complex="13pt" style:font-weight-complex="bold"/>
    </style:style>
    <style:style style:name="T90" style:family="text">
      <style:text-properties fo:font-size="13pt" style:font-size-asian="13pt" style:font-size-complex="13pt"/>
    </style:style>
    <style:style style:name="T91" style:family="text">
      <style:text-properties fo:color="#fff9ae" fo:font-size="10pt"/>
    </style:style>
    <style:style style:name="T92" style:family="text">
      <style:text-properties fo:color="#70abdd" fo:font-size="15pt"/>
    </style:style>
    <style:style style:name="T93" style:family="text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94" style:family="text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95" style:family="text">
      <style:text-properties style:font-name="Liberation Sans1" fo:font-size="13pt" style:font-size-asian="20pt" style:font-size-complex="20pt"/>
    </style:style>
    <style:style style:name="T96" style:family="text">
      <style:text-properties fo:color="#e1c8c8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97" style:family="text">
      <style:text-properties fo:color="#ffffff" style:text-outline="false" style:text-line-through-style="none" style:text-line-through-type="none" style:font-name="DejaVu Sans" fo:font-size="13pt" fo:letter-spacing="normal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98" style:family="text">
      <style:text-properties style:use-window-font-color="true" style:text-outline="false" style:text-line-through-style="none" style:text-line-through-type="none" style:font-name="DejaVu Sans" fo:font-size="13pt" fo:letter-spacing="normal" fo:font-style="normal" fo:text-shadow="none" style:text-underline-style="none" fo:font-weight="normal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99" style:family="text">
      <style:text-properties style:use-window-font-color="true" style:text-outline="false" style:text-line-through-style="none" style:text-line-through-type="none" style:font-name="Liberation Sans1" fo:font-size="13pt" fo:letter-spacing="normal" fo:font-style="normal" fo:text-shadow="none" style:text-underline-style="none" fo:font-weight="normal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00" style:family="text">
      <style:text-properties fo:color="#e1c8c8" style:text-outline="false" style:text-line-through-style="none" style:text-line-through-type="none" style:font-name="Liberation Sans" fo:font-size="13pt" fo:letter-spacing="normal" fo:font-style="normal" fo:text-shadow="none" style:text-underline-style="none" fo:font-weight="normal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01" style:family="text">
      <style:text-properties fo:color="#ffffff" style:text-outline="false" style:text-line-through-style="none" style:text-line-through-type="none" style:font-name="Liberation Sans" fo:font-size="13pt" fo:letter-spacing="normal" fo:font-style="normal" fo:text-shadow="none" style:text-underline-style="none" fo:font-weight="normal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02" style:family="text">
      <style:text-properties style:use-window-font-color="true" style:text-outline="false" style:text-line-through-style="none" style:text-line-through-type="none" style:font-name="DejaVu Sans" fo:font-size="13pt" fo:font-style="normal" fo:text-shadow="none" style:text-underline-style="none" fo:font-weight="bold" style:letter-kerning="true" style:font-name-asian="DejaVu Sans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03" style:family="text">
      <style:text-properties style:text-position="33% 58%"/>
    </style:style>
    <style:style style:name="T104" style:family="text">
      <style:text-properties fo:color="#406e9d" style:text-outline="false" style:text-line-through-style="none" style:text-line-through-type="none" style:font-name="Liberation Sans" fo:letter-spacing="normal" fo:font-style="normal" fo:text-shadow="none" style:text-underline-style="solid" style:text-underline-width="auto" style:text-underline-color="font-color" fo:font-weight="bold" style:letter-kerning="true" style:font-size-asian="28pt" style:font-size-complex="2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. Córdoba</presentation:footer-decl>
      <draw:page draw:name="page1" draw:style-name="dp1" draw:master-page-name="Default_20_2" presentation:presentation-page-layout-name="AL1T0" presentation:use-footer-name="ftr1">
        <office:forms form:automatic-focus="false" form:apply-design-mode="false"/>
        <draw:frame draw:style-name="gr1" draw:text-style-name="P2" draw:layer="layout" svg:width="19.3cm" svg:height="3.7cm" svg:x="6.1cm" svg:y="1.5cm">
          <draw:text-box>
            <text:p text:style-name="P1"><text:span text:style-name="T1">Demo</text:span><text:span text:style-name="T1">strar </text:span><text:span text:style-name="T1">que </text:span><text:span text:style-name="T1">cualq</text:span><text:span text:style-name="T1">uier </text:span><text:span text:style-name="T1">soluci</text:span><text:span text:style-name="T1">ón </text:span><text:span text:style-name="T1">que </text:span><text:span text:style-name="T1">se </text:span><text:span text:style-name="T1">expre</text:span><text:span text:style-name="T1">se </text:span><text:span text:style-name="T1">como </text:span><text:span text:style-name="T1">una </text:span><text:span text:style-name="T1">máqui</text:span><text:span text:style-name="T1">na de </text:span><text:span text:style-name="T1">Turing</text:span><text:span text:style-name="T1">, una </text:span><text:span text:style-name="T1">funció</text:span><text:span text:style-name="T1">n </text:span><text:span text:style-name="T1">recurs</text:span><text:span text:style-name="T1">iva </text:span><text:span text:style-name="T1">primiti</text:span><text:span text:style-name="T1">va o </text:span><text:span text:style-name="T1">un </text:span><text:span text:style-name="T1">progra</text:span><text:span text:style-name="T1">ma en </text:span><text:span text:style-name="T1">C se </text:span><text:span text:style-name="T1">puede </text:span><text:span text:style-name="T1">expre</text:span><text:span text:style-name="T1">sar </text:span><text:span text:style-name="T1">tambi</text:span><text:span text:style-name="T1">én de </text:span><text:span text:style-name="T1">las </text:span><text:span text:style-name="T1">otras </text:span><text:span text:style-name="T1">dos </text:span><text:span text:style-name="T1">forma</text:span><text:span text:style-name="T1">s.</text:span></text:p>
          </draw:text-box>
        </draw:frame>
        <draw:frame draw:style-name="gr2" draw:text-style-name="P3" draw:layer="layout" svg:width="4.9cm" svg:height="1.352cm" svg:x="2.1cm" svg:y="1.748cm">
          <draw:text-box>
            <text:p><text:span text:style-name="T2">Obje</text:span><text:span text:style-name="T2">tivo:</text:span></text:p>
          </draw:text-box>
        </draw:frame>
        <draw:frame draw:style-name="gr3" draw:text-style-name="P4" draw:layer="layout" svg:width="2cm" svg:height="1.187cm" svg:x="16.6cm" svg:y="8.7cm">
          <draw:text-box>
            <text:p/>
          </draw:text-box>
        </draw:frame>
        <draw:frame draw:style-name="gr4" draw:text-style-name="P6" draw:layer="layout" svg:width="24cm" svg:height="2.131cm" svg:x="2cm" svg:y="6.3cm">
          <draw:text-box>
            <text:p text:style-name="P5"><text:span text:style-name="T3">Demos</text:span><text:span text:style-name="T3">tracion</text:span><text:span text:style-name="T3">es </text:span><text:span text:style-name="T3">constr</text:span><text:span text:style-name="T3">uctivas</text:span><text:span text:style-name="T4">: la </text:span><text:span text:style-name="T4">demost</text:span><text:span text:style-name="T4">ración </text:span><text:span text:style-name="T4">consist</text:span><text:span text:style-name="T4">e en </text:span><text:span text:style-name="T4">explica</text:span><text:span text:style-name="T4">r cómo </text:span><text:span text:style-name="T4">transfo</text:span><text:span text:style-name="T4">rmar </text:span><text:span text:style-name="T4">de una </text:span><text:span text:style-name="T4">forma </text:span><text:span text:style-name="T5">α</text:span><text:span text:style-name="T6"> de </text:span><text:span text:style-name="T6">expres</text:span><text:span text:style-name="T6">ar el </text:span><text:span text:style-name="T6">algorit</text:span><text:span text:style-name="T6">mo en </text:span><text:span text:style-name="T6">otra </text:span><text:span text:style-name="T6">forma </text:span><text:span text:style-name="T6">β.</text:span></text:p>
          </draw:text-box>
        </draw:frame>
        <draw:custom-shape draw:style-name="gr5" draw:text-style-name="P8" draw:layer="layout" svg:width="3.2cm" svg:height="1.4cm" svg:x="5cm" svg:y="9.7cm">
          <text:p text:style-name="P7"><text:span text:style-name="T7">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.2cm" svg:height="1.4cm" svg:x="11cm" svg:y="9.7cm">
          <text:p text:style-name="P7"><text:span text:style-name="T7">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4cm" svg:height="0.4cm" svg:x="8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12.4cm" svg:height="1.275cm" svg:x="4cm" svg:y="11.725cm">
          <draw:text-box>
            <text:p><text:span text:style-name="T8">Notación</text:span><text:span text:style-name="T8">: se ha </text:span><text:span text:style-name="T8">demostr</text:span><text:span text:style-name="T8">ado que </text:span><text:span text:style-name="T8">cualquie</text:span><text:span text:style-name="T8">r </text:span><text:span text:style-name="T8">solución </text:span><text:span text:style-name="T8">en </text:span><text:span text:style-name="T9">α se </text:span><text:span text:style-name="T9">puede </text:span><text:span text:style-name="T9">expresar</text:span><text:span text:style-name="T8"> </text:span><text:span text:style-name="T8">en </text:span><text:span text:style-name="T10">β.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2" presentation:use-footer-name="ftr1">
        <office:forms form:automatic-focus="false" form:apply-design-mode="false"/>
        <draw:frame draw:style-name="gr9" draw:text-style-name="P13" draw:layer="layout" svg:width="2.698cm" svg:height="1.826cm" svg:x="2.641cm" svg:y="0.855cm">
          <draw:text-box>
            <text:p><text:span text:style-name="T11">C-</text:span><text:span text:style-name="T11">-</text:span></text:p>
          </draw:text-box>
        </draw:frame>
        <draw:frame draw:style-name="gr10" draw:text-style-name="P6" draw:layer="layout" svg:width="23cm" svg:height="2.131cm" svg:x="2cm" svg:y="2.7cm">
          <draw:text-box>
            <text:p text:style-name="P5"><text:span text:style-name="T6">Conjunt</text:span><text:span text:style-name="T6">o de </text:span><text:span text:style-name="T6">posicio</text:span><text:span text:style-name="T6">nes, en </text:span><text:span text:style-name="T6">las que </text:span><text:span text:style-name="T6">hay </text:span><text:span text:style-name="T6">una </text:span><text:span text:style-name="T6">que se </text:span><text:span text:style-name="T6">identifi</text:span><text:span text:style-name="T6">ca </text:span><text:span text:style-name="T6">como </text:span><text:span text:style-name="T6">primera </text:span><text:span text:style-name="T6">y todas </text:span><text:span text:style-name="T6">menos </text:span><text:span text:style-name="T6">ésta </text:span><text:span text:style-name="T6">son la </text:span><text:span text:style-name="T6">siguien</text:span><text:span text:style-name="T6">te de </text:span><text:span text:style-name="T6">otra </text:span><text:span text:style-name="T6">posició</text:span><text:span text:style-name="T6">n.</text:span></text:p>
          </draw:text-box>
        </draw:frame>
        <draw:g>
          <draw:frame draw:style-name="gr11" draw:text-style-name="P14" draw:layer="layout" svg:width="11.217cm" svg:height="1.119cm" svg:x="3.2cm" svg:y="5.5cm">
            <draw:text-box>
              <text:p><text:span text:style-name="T12">⟨</text:span><text:span text:style-name="T12">conten</text:span><text:span text:style-name="T12">ido de </text:span><text:span text:style-name="T12">posició</text:span><text:span text:style-name="T12">n⟩</text:span><text:span text:style-name="T13"> </text:span><text:span text:style-name="T14">→</text:span><text:span text:style-name="T15"> </text:span><text:span text:style-name="T12">⟨instruc</text:span><text:span text:style-name="T12">ción⟩</text:span><text:span text:style-name="T16"> </text:span><text:span text:style-name="T17">|</text:span><text:span text:style-name="T16"> </text:span><text:span text:style-name="T16">∅</text:span><text:span text:style-name="T13"> </text:span></text:p>
            </draw:text-box>
          </draw:frame>
          <draw:frame draw:style-name="gr12" draw:text-style-name="P4" draw:layer="layout" svg:width="11cm" svg:height="1.319cm" svg:x="3.2cm" svg:y="7.141cm">
            <draw:text-box>
              <text:p><text:span text:style-name="T18">⟨</text:span><text:span text:style-name="T18">instruc</text:span><text:span text:style-name="T18">ción⟩</text:span><text:span text:style-name="T19"> </text:span><text:span text:style-name="T20">→</text:span><text:span text:style-name="T21"> </text:span><text:span text:style-name="T18">⟨símbol</text:span><text:span text:style-name="T18">op⟩</text:span><text:span text:style-name="T22"> </text:span><text:span text:style-name="T23">|</text:span><text:span text:style-name="T24"> </text:span><text:span text:style-name="T18">⟨instruc</text:span><text:span text:style-name="T18">ción⟩</text:span><text:span text:style-name="T25">’</text:span></text:p>
            </draw:text-box>
          </draw:frame>
          <draw:frame draw:style-name="gr13" draw:text-style-name="P4" draw:layer="layout" svg:width="11cm" svg:height="1.319cm" svg:x="3.2cm" svg:y="8.881cm">
            <draw:text-box>
              <text:p><text:span text:style-name="T18">⟨</text:span><text:span text:style-name="T18">símbol</text:span><text:span text:style-name="T18">op⟩</text:span><text:span text:style-name="T19"> </text:span><text:span text:style-name="T20">→</text:span><text:span text:style-name="T26"> </text:span><text:span text:style-name="T27">0</text:span><text:span text:style-name="T28"> </text:span><text:span text:style-name="T23">|</text:span><text:span text:style-name="T28"> </text:span><text:span text:style-name="T29">1</text:span><text:span text:style-name="T28"> </text:span><text:span text:style-name="T30">|</text:span><text:span text:style-name="T31">＊</text:span><text:span text:style-name="T17">|</text:span><text:span text:style-name="T32"> </text:span><text:span text:style-name="T33">=</text:span><text:span text:style-name="T34"> </text:span></text:p>
            </draw:text-box>
          </draw:frame>
        </draw:g>
        <draw:frame draw:style-name="gr10" draw:text-style-name="P6" draw:layer="layout" svg:width="23cm" svg:height="2.131cm" svg:x="2cm" svg:y="10.817cm">
          <draw:text-box>
            <text:p text:style-name="P5"><text:span text:style-name="T6">Cada </text:span><text:span text:style-name="T6">instruc</text:span><text:span text:style-name="T6">ción </text:span><text:span text:style-name="T6">especif</text:span><text:span text:style-name="T6">ica una </text:span><text:span text:style-name="T6">acción </text:span><text:span text:style-name="T6">(media</text:span><text:span text:style-name="T6">nte el </text:span><text:span text:style-name="T6">símbol</text:span><text:span text:style-name="T6">o </text:span><text:span text:style-name="T6">princip</text:span><text:span text:style-name="T6">al) y </text:span><text:span text:style-name="T6">una </text:span><text:span text:style-name="T6">posició</text:span><text:span text:style-name="T6">n, a la </text:span><text:span text:style-name="T6">que </text:span><text:span text:style-name="T6">llamam</text:span><text:span text:style-name="T6">os </text:span><text:span text:style-name="T6">posició</text:span><text:span text:style-name="T6">n </text:span><text:span text:style-name="T6">referida </text:span><text:span text:style-name="T6">por la </text:span><text:span text:style-name="T6">instruc</text:span><text:span text:style-name="T6">ción, </text:span><text:span text:style-name="T6">que </text:span><text:span text:style-name="T6">tiene </text:span><text:span text:style-name="T6">signific</text:span><text:span text:style-name="T6">ado </text:span><text:span text:style-name="T6">para la </text:span><text:span text:style-name="T6">acción.</text:span></text:p>
          </draw:text-box>
        </draw:frame>
        <draw:g>
          <draw:custom-shape draw:style-name="gr14" draw:text-style-name="P15" draw:layer="layout" svg:width="5.4cm" svg:height="5.6cm" svg:x="16.6cm" svg:y="4.7cm">
            <text:p/>
            <draw:enhanced-geometry svg:viewBox="0 0 21600 21600" draw:path-stretchpoint-x="10800" draw:path-stretchpoint-y="10800" draw:text-areas="?f3 ?f4 ?f5 ?f6" draw:type="round-rectangle" draw:modifiers="821.476510067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6" draw:layer="layout" svg:width="5.1cm" svg:height="0.725cm" svg:x="16.7cm" svg:y="4.975cm">
            <draw:text-box>
              <text:p><text:span text:style-name="T35">Ejemplos</text:span><text:span text:style-name="T36"> </text:span><text:span text:style-name="T36">de </text:span><text:span text:style-name="T36">programa</text:span></text:p>
            </draw:text-box>
          </draw:frame>
          <draw:frame draw:style-name="standard" draw:layer="layout" svg:width="2.32cm" svg:height="4.128cm" svg:x="17.253cm" svg:y="5.873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7"><text:span text:style-name="T37">1’</text:span></text:p>
                </table:table-cell>
              </table:table-row>
              <table:table-row table:style-name="ro1">
                <table:table-cell table:style-name="ce1">
                  <text:p text:style-name="P17"><text:span text:style-name="T37">=</text:span></text:p>
                </table:table-cell>
              </table:table-row>
              <table:table-row table:style-name="ro1">
                <table:table-cell table:style-name="ce1"/>
              </table:table-row>
              <table:table-row table:style-name="ro1">
                <table:table-cell table:style-name="ce1">
                  <text:p text:style-name="P17"><text:span text:style-name="T37">0</text:span></text:p>
                </table:table-cell>
              </table:table-row>
              <table:table-row table:style-name="ro1">
                <table:table-cell table:style-name="ce1">
                  <text:p text:style-name="P17"><text:span text:style-name="T37">1</text:span></text:p>
                </table:table-cell>
              </table:table-row>
              <table:table-row table:style-name="ro2">
                <table:table-cell table:style-name="ce1">
                  <text:p text:style-name="P17"><text:span text:style-name="T37">＊’’’’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use-footer-name="ftr1">
        <office:forms form:automatic-focus="false" form:apply-design-mode="false"/>
        <draw:frame draw:style-name="gr9" draw:text-style-name="P13" draw:layer="layout" svg:width="2.698cm" svg:height="1.826cm" svg:x="2.641cm" svg:y="0.755cm">
          <draw:text-box>
            <text:p><text:span text:style-name="T11">C-</text:span><text:span text:style-name="T11">-</text:span></text:p>
          </draw:text-box>
        </draw:frame>
        <draw:frame draw:style-name="gr16" draw:text-style-name="P18" draw:layer="layout" svg:width="5.218cm" svg:height="0.962cm" svg:x="2.382cm" svg:y="2.838cm">
          <draw:text-box>
            <text:p><text:span text:style-name="T38">Posici</text:span><text:span text:style-name="T38">ón </text:span><text:span text:style-name="T38">referid</text:span><text:span text:style-name="T38">a</text:span></text:p>
          </draw:text-box>
        </draw:frame>
        <draw:frame draw:style-name="gr17" draw:text-style-name="P19" draw:layer="layout" svg:width="22.6cm" svg:height="2.4cm" svg:x="2.5cm" svg:y="3.8cm">
          <draw:text-box>
            <text:list text:style-name="L1">
              <text:list-item>
                <text:p text:style-name="P5"><text:span text:style-name="T39">Prime</text:span><text:span text:style-name="T39">ra </text:span><text:span text:style-name="T39">posici</text:span><text:span text:style-name="T39">ón si </text:span><text:span text:style-name="T39">la </text:span><text:span text:style-name="T39">instru</text:span><text:span text:style-name="T39">cci</text:span><text:span text:style-name="T40">ón </text:span><text:span text:style-name="T40">es de </text:span><text:span text:style-name="T40">la </text:span><text:span text:style-name="T40">f</text:span><text:span text:style-name="T39">orma </text:span><text:span text:style-name="T41">⟨símb</text:span><text:span text:style-name="T41">olop⟩</text:span><text:span text:style-name="T40">.</text:span></text:p>
              </text:list-item>
              <text:list-item>
                <text:p text:style-name="P5"><text:span text:style-name="T40">Sigui</text:span><text:span text:style-name="T40">ente </text:span><text:span text:style-name="T40">posici</text:span><text:span text:style-name="T40">ón de </text:span><text:span text:style-name="T40">la </text:span><text:span text:style-name="T40">referi</text:span><text:span text:style-name="T40">da </text:span><text:span text:style-name="T40">por </text:span><text:span text:style-name="T41">⟨instr</text:span><text:span text:style-name="T41">ucció</text:span><text:span text:style-name="T41">n</text:span><text:span text:style-name="T42">1</text:span><text:span text:style-name="T41">⟩</text:span><text:span text:style-name="T40"> si </text:span><text:span text:style-name="T40">la </text:span><text:span text:style-name="T40">instru</text:span><text:span text:style-name="T40">cción </text:span><text:span text:style-name="T40">es</text:span><text:span text:style-name="T41"> </text:span><text:span text:style-name="T41">⟨instr</text:span><text:span text:style-name="T41">ucció</text:span><text:span text:style-name="T41">n</text:span><text:span text:style-name="T42">1</text:span><text:span text:style-name="T41">⟩</text:span><text:span text:style-name="T43">’</text:span><text:span text:style-name="T44">.</text:span></text:p>
              </text:list-item>
            </text:list>
          </draw:text-box>
        </draw:frame>
        <draw:frame draw:style-name="gr18" draw:text-style-name="P18" draw:layer="layout" svg:width="3.072cm" svg:height="0.962cm" svg:x="2.382cm" svg:y="6.6cm">
          <draw:text-box>
            <text:p><text:span text:style-name="T38">Accio</text:span><text:span text:style-name="T38">nes</text:span></text:p>
          </draw:text-box>
        </draw:frame>
        <draw:frame draw:style-name="gr19" draw:text-style-name="P21" draw:layer="layout" svg:width="19.7cm" svg:height="2.051cm" svg:x="3.2cm" svg:y="7.4cm">
          <draw:text-box>
            <text:p text:style-name="P20"><text:span text:style-name="T45">Se </text:span><text:span text:style-name="T45">borran </text:span><text:span text:style-name="T45">todos los </text:span><text:span text:style-name="T45">símbolos </text:span><text:span text:style-name="T45">«</text:span><text:span text:style-name="T46">’</text:span><text:span text:style-name="T47">» de la </text:span><text:span text:style-name="T47">posición </text:span><text:span text:style-name="T47">referida. </text:span><text:span text:style-name="T47">Si el </text:span><text:span text:style-name="T47">único</text:span><text:span text:style-name="T48"> </text:span><text:span text:style-name="T48">símbolo </text:span><text:span text:style-name="T48">que </text:span><text:span text:style-name="T48">quedase </text:span><text:span text:style-name="T48">es «</text:span><text:span text:style-name="T49">1</text:span><text:span text:style-name="T45">» </text:span><text:span text:style-name="T45">también </text:span><text:span text:style-name="T45">se borra</text:span><text:span text:style-name="T47">.</text:span><text:span text:style-name="T50"> </text:span><text:span text:style-name="T50">Después </text:span><text:span text:style-name="T50">de </text:span><text:span text:style-name="T50">ejecutar </text:span><text:span text:style-name="T50">se pasa </text:span><text:span text:style-name="T50">a leer la </text:span><text:span text:style-name="T50">siguiente </text:span><text:span text:style-name="T50">posición.</text:span></text:p>
          </draw:text-box>
        </draw:frame>
        <draw:frame draw:style-name="gr20" draw:text-style-name="P22" draw:layer="layout" svg:width="0.951cm" svg:height="1.072cm" svg:x="2.3cm" svg:y="7.9cm">
          <draw:text-box draw:corner-radius="8.9cm">
            <text:p><text:span text:style-name="T51">0</text:span></text:p>
          </draw:text-box>
        </draw:frame>
        <draw:frame draw:style-name="standard" draw:layer="layout" svg:width="2.402cm" svg:height="1.512cm" svg:x="3.638cm" svg:y="12.16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0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3.698cm 12.298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3.638cm" svg:y="10.78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1’’’’’’’’’’</text:span></text:p>
              </table:table-cell>
            </table:table-row>
          </table:table>
          <draw:image xlink:href="Pictures/TablePreview3.svm" xlink:type="simple" xlink:show="embed" xlink:actuate="onLoad"/>
        </draw:frame>
        <draw:caption draw:style-name="gr22" draw:text-style-name="P25" draw:layer="layout" svg:width="1.7cm" svg:height="0.519cm" svg:x="6.5cm" svg:y="11.3cm" draw:caption-point-x="-0.46cm" draw:caption-point-y="-0.2cm">
          <text:p text:style-name="P7"><text:span text:style-name="T54">Posición 1</text:span></text:p>
        </draw:caption>
        <draw:frame draw:style-name="standard" draw:layer="layout" svg:width="2.402cm" svg:height="1.512cm" svg:x="9.138cm" svg:y="12.16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0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9.198cm 12.999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aption draw:style-name="gr23" draw:text-style-name="P25" draw:layer="layout" svg:width="1.6cm" svg:height="0.519cm" svg:x="12cm" svg:y="11.301cm" draw:caption-point-x="-0.46cm" draw:caption-point-y="-0.2cm">
          <text:p text:style-name="P7"><text:span text:style-name="T54">Posición 1</text:span></text:p>
        </draw:caption>
        <draw:frame draw:style-name="standard" draw:layer="layout" svg:width="2.402cm" svg:height="1.512cm" svg:x="16.238cm" svg:y="12.16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0’’’’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16.298cm 12.299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16.238cm" svg:y="10.782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=’’’’’’’’’</text:span></text:p>
              </table:table-cell>
            </table:table-row>
          </table:table>
          <draw:image xlink:href="Pictures/TablePreview6.svm" xlink:type="simple" xlink:show="embed" xlink:actuate="onLoad"/>
        </draw:frame>
        <draw:caption draw:style-name="gr22" draw:text-style-name="P25" draw:layer="layout" svg:width="1.7cm" svg:height="0.519cm" svg:x="19.1cm" svg:y="11.301cm" draw:caption-point-x="-0.46cm" draw:caption-point-y="-0.2cm">
          <text:p text:style-name="P7"><text:span text:style-name="T54">Posición 7</text:span></text:p>
        </draw:caption>
        <draw:frame draw:style-name="standard" draw:layer="layout" svg:width="2.402cm" svg:height="1.512cm" svg:x="21.738cm" svg:y="12.16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0’’’’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21.798cm 13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21.738cm" svg:y="10.78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=</text:span></text:p>
              </table:table-cell>
            </table:table-row>
          </table:table>
          <draw:image xlink:href="Pictures/TablePreview8.svm" xlink:type="simple" xlink:show="embed" xlink:actuate="onLoad"/>
        </draw:frame>
        <draw:caption draw:style-name="gr23" draw:text-style-name="P25" draw:layer="layout" svg:width="1.6cm" svg:height="0.519cm" svg:x="24.6cm" svg:y="11.302cm" draw:caption-point-x="-0.46cm" draw:caption-point-y="-0.2cm">
          <text:p text:style-name="P7"><text:span text:style-name="T54">Posición 7</text:span></text:p>
        </draw:caption>
        <draw:frame draw:style-name="gr24" draw:text-style-name="P26" draw:layer="layout" svg:width="1.281cm" svg:height="0.683cm" svg:x="3cm" svg:y="9.9cm">
          <draw:text-box>
            <text:p><text:span text:style-name="T55">Ej. 1</text:span></text:p>
          </draw:text-box>
        </draw:frame>
        <draw:frame draw:style-name="gr24" draw:text-style-name="P27" draw:layer="layout" svg:width="1.281cm" svg:height="0.683cm" svg:x="15.5cm" svg:y="9.9cm">
          <draw:text-box>
            <text:p><text:span text:style-name="T56">Ej. 2</text:span></text:p>
          </draw:text-box>
        </draw:frame>
        <draw:frame draw:style-name="standard" draw:layer="layout" svg:width="2.406cm" svg:height="0.76cm" svg:x="9.139cm" svg:y="10.78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 text:style-name="P23"><text:span text:style-name="T52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 presentation:use-footer-name="ftr1">
        <office:forms form:automatic-focus="false" form:apply-design-mode="false"/>
        <draw:frame draw:style-name="gr19" draw:text-style-name="P21" draw:layer="layout" svg:width="19.7cm" svg:height="2.051cm" svg:x="3.201cm" svg:y="0.902cm">
          <draw:text-box>
            <text:p text:style-name="P20"><text:span text:style-name="T48">Se pone </text:span><text:span text:style-name="T48">un </text:span><text:span text:style-name="T48">símbolo </text:span><text:span text:style-name="T48">«</text:span><text:span text:style-name="T49">1</text:span><text:span text:style-name="T45">» si la </text:span><text:span text:style-name="T45">posición </text:span><text:span text:style-name="T45">referida </text:span><text:span text:style-name="T45">está </text:span><text:span text:style-name="T45">vacía y </text:span><text:span text:style-name="T45">un </text:span><text:span text:style-name="T45">símbolo </text:span><text:span text:style-name="T45">«</text:span><text:span text:style-name="T46">’</text:span><text:span text:style-name="T47">» en </text:span><text:span text:style-name="T47">caso </text:span><text:span text:style-name="T47">contrario</text:span><text:span text:style-name="T47">.</text:span><text:span text:style-name="T50"> </text:span><text:span text:style-name="T50">Después </text:span><text:span text:style-name="T50">de </text:span><text:span text:style-name="T50">ejecutar </text:span><text:span text:style-name="T50">se pasa </text:span><text:span text:style-name="T50">a leer la </text:span><text:span text:style-name="T50">siguiente </text:span><text:span text:style-name="T50">posición.</text:span></text:p>
          </draw:text-box>
        </draw:frame>
        <draw:frame draw:style-name="gr20" draw:text-style-name="P22" draw:layer="layout" svg:width="0.951cm" svg:height="1.072cm" svg:x="2.301cm" svg:y="1.202cm">
          <draw:text-box draw:corner-radius="8.9cm">
            <text:p><text:span text:style-name="T51">1</text:span></text:p>
          </draw:text-box>
        </draw:frame>
        <draw:frame draw:style-name="standard" draw:layer="layout" svg:width="2.402cm" svg:height="1.512cm" svg:x="3.739cm" svg:y="5.66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1’’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3.799cm 5.8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3.739cm" svg:y="4.28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=’’</text:span></text:p>
              </table:table-cell>
            </table:table-row>
          </table:table>
          <draw:image xlink:href="Pictures/TablePreview11.svm" xlink:type="simple" xlink:show="embed" xlink:actuate="onLoad"/>
        </draw:frame>
        <draw:caption draw:style-name="gr22" draw:text-style-name="P25" draw:layer="layout" svg:width="1.7cm" svg:height="0.519cm" svg:x="6.601cm" svg:y="4.802cm" draw:caption-point-x="-0.46cm" draw:caption-point-y="-0.2cm">
          <text:p text:style-name="P7"><text:span text:style-name="T54">Posición 5</text:span></text:p>
        </draw:caption>
        <draw:frame draw:style-name="standard" draw:layer="layout" svg:width="2.402cm" svg:height="1.512cm" svg:x="9.239cm" svg:y="5.6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1’’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9.299cm 6.501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9.239cm" svg:y="4.28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7">=’’</text:span><text:span text:style-name="T52">’</text:span></text:p>
              </table:table-cell>
            </table:table-row>
          </table:table>
          <draw:image xlink:href="Pictures/TablePreview13.svm" xlink:type="simple" xlink:show="embed" xlink:actuate="onLoad"/>
        </draw:frame>
        <draw:caption draw:style-name="gr23" draw:text-style-name="P25" draw:layer="layout" svg:width="1.6cm" svg:height="0.519cm" svg:x="12.101cm" svg:y="4.803cm" draw:caption-point-x="-0.46cm" draw:caption-point-y="-0.2cm">
          <text:p text:style-name="P7"><text:span text:style-name="T54">Posición 5</text:span></text:p>
        </draw:caption>
        <draw:frame draw:style-name="standard" draw:layer="layout" svg:width="2.402cm" svg:height="1.512cm" svg:x="16.239cm" svg:y="5.6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1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16.299cm 5.801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997cm" svg:x="16.239cm" svg:y="4.284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ce2"/>
            </table:table-row>
          </table:table>
          <draw:image xlink:href="Pictures/TablePreview15.svm" xlink:type="simple" xlink:show="embed" xlink:actuate="onLoad"/>
        </draw:frame>
        <draw:caption draw:style-name="gr22" draw:text-style-name="P25" draw:layer="layout" svg:width="1.7cm" svg:height="0.519cm" svg:x="19.101cm" svg:y="4.803cm" draw:caption-point-x="-0.46cm" draw:caption-point-y="-0.2cm">
          <text:p text:style-name="P7"><text:span text:style-name="T54">Posición 3</text:span></text:p>
        </draw:caption>
        <draw:frame draw:style-name="standard" draw:layer="layout" svg:width="2.402cm" svg:height="1.512cm" svg:x="21.739cm" svg:y="5.66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1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21.799cm 6.502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21.739cm" svg:y="4.28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1</text:span></text:p>
              </table:table-cell>
            </table:table-row>
          </table:table>
          <draw:image xlink:href="Pictures/TablePreview17.svm" xlink:type="simple" xlink:show="embed" xlink:actuate="onLoad"/>
        </draw:frame>
        <draw:caption draw:style-name="gr23" draw:text-style-name="P25" draw:layer="layout" svg:width="1.6cm" svg:height="0.519cm" svg:x="24.601cm" svg:y="4.804cm" draw:caption-point-x="-0.46cm" draw:caption-point-y="-0.2cm">
          <text:p text:style-name="P7"><text:span text:style-name="T54">Posición 3</text:span></text:p>
        </draw:caption>
        <draw:frame draw:style-name="gr24" draw:text-style-name="P28" draw:layer="layout" svg:width="1.281cm" svg:height="0.683cm" svg:x="3.101cm" svg:y="3.402cm">
          <draw:text-box>
            <text:p><text:span text:style-name="T58">Ej. 1</text:span></text:p>
          </draw:text-box>
        </draw:frame>
        <draw:frame draw:style-name="gr24" draw:text-style-name="P28" draw:layer="layout" svg:width="1.281cm" svg:height="0.683cm" svg:x="15.501cm" svg:y="3.402cm">
          <draw:text-box>
            <text:p><text:span text:style-name="T58">Ej. 2</text:span></text:p>
          </draw:text-box>
        </draw:frame>
        <draw:frame draw:style-name="gr25" draw:text-style-name="P21" draw:layer="layout" svg:width="19.7cm" svg:height="1.4cm" svg:x="3.201cm" svg:y="7.802cm">
          <draw:text-box>
            <text:p text:style-name="P20"><text:span text:style-name="T48">Se pone </text:span><text:span text:style-name="T48">pasa a </text:span><text:span text:style-name="T48">leer la </text:span><text:span text:style-name="T48">posición </text:span><text:span text:style-name="T48">referida.</text:span></text:p>
          </draw:text-box>
        </draw:frame>
        <draw:frame draw:style-name="gr26" draw:text-style-name="P29" draw:layer="layout" svg:width="1.137cm" svg:height="0.988cm" svg:x="2.301cm" svg:y="8.102cm">
          <draw:text-box draw:corner-radius="8.9cm">
            <text:p><text:span text:style-name="T59">＊</text:span></text:p>
          </draw:text-box>
        </draw:frame>
        <draw:frame draw:style-name="standard" draw:layer="layout" svg:width="2.402cm" svg:height="1.63cm" svg:x="3.739cm" svg:y="10.36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30"><text:span text:style-name="T60">＊</text:span><text:span text:style-name="T61">’’’’</text:span><text:span text:style-name="T52">’’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3.799cm 10.5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3.739cm" svg:y="12.58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...</text:span></text:p>
              </table:table-cell>
            </table:table-row>
          </table:table>
          <draw:image xlink:href="Pictures/TablePreview19.svm" xlink:type="simple" xlink:show="embed" xlink:actuate="onLoad"/>
        </draw:frame>
        <draw:caption draw:style-name="gr22" draw:text-style-name="P25" draw:layer="layout" svg:width="1.7cm" svg:height="0.519cm" svg:x="6.601cm" svg:y="13.102cm" draw:caption-point-x="-0.46cm" draw:caption-point-y="-0.2cm">
          <text:p text:style-name="P7"><text:span text:style-name="T54">Posición 9</text:span></text:p>
        </draw:caption>
        <draw:frame draw:style-name="standard" draw:layer="layout" svg:width="2.402cm" svg:height="1.512cm" svg:x="9.239cm" svg:y="10.3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5">
                <text:p text:style-name="P31"><text:span text:style-name="T62">＊</text:span><text:span text:style-name="T63">’’’’</text:span><text:span text:style-name="T64">’’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.402cm" svg:height="0.756cm" svg:x="9.239cm" svg:y="12.58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7">...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9.299cm 12.701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aption draw:style-name="gr23" draw:text-style-name="P25" draw:layer="layout" svg:width="1.6cm" svg:height="0.519cm" svg:x="12.101cm" svg:y="13.103cm" draw:caption-point-x="-0.46cm" draw:caption-point-y="-0.2cm">
          <text:p text:style-name="P7"><text:span text:style-name="T54">Posición 9</text:span></text:p>
        </draw:caption>
        <draw:frame draw:style-name="standard" draw:layer="layout" svg:width="2.402cm" svg:height="1.63cm" svg:x="16.239cm" svg:y="11.7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60">＊</text:span><text:span text:style-name="T61">’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16.299cm 11.901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16.239cm" svg:y="10.38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...</text:span></text:p>
              </table:table-cell>
            </table:table-row>
          </table:table>
          <draw:image xlink:href="Pictures/TablePreview23.svm" xlink:type="simple" xlink:show="embed" xlink:actuate="onLoad"/>
        </draw:frame>
        <draw:caption draw:style-name="gr22" draw:text-style-name="P25" draw:layer="layout" svg:width="1.7cm" svg:height="0.519cm" svg:x="19.101cm" svg:y="10.903cm" draw:caption-point-x="-0.46cm" draw:caption-point-y="-0.2cm">
          <text:p text:style-name="P7"><text:span text:style-name="T54">Posición 4</text:span></text:p>
        </draw:caption>
        <draw:frame draw:style-name="standard" draw:layer="layout" svg:width="2.402cm" svg:height="1.63cm" svg:x="21.739cm" svg:y="11.76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60">＊</text:span><text:span text:style-name="T61">’’’</text:span></text:p>
              </table:table-cell>
            </table:table-row>
            <table:table-row table:style-name="ro4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2.402cm" svg:height="0.756cm" svg:x="21.739cm" svg:y="10.38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...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21.799cm 10.502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aption draw:style-name="gr23" draw:text-style-name="P25" draw:layer="layout" svg:width="1.6cm" svg:height="0.519cm" svg:x="24.601cm" svg:y="10.904cm" draw:caption-point-x="-0.46cm" draw:caption-point-y="-0.2cm">
          <text:p text:style-name="P7"><text:span text:style-name="T54">Posición 4</text:span></text:p>
        </draw:caption>
        <draw:frame draw:style-name="gr24" draw:text-style-name="P28" draw:layer="layout" svg:width="1.281cm" svg:height="0.683cm" svg:x="3.101cm" svg:y="9.502cm">
          <draw:text-box>
            <text:p><text:span text:style-name="T58">Ej. 1</text:span></text:p>
          </draw:text-box>
        </draw:frame>
        <draw:frame draw:style-name="gr24" draw:text-style-name="P28" draw:layer="layout" svg:width="1.281cm" svg:height="0.683cm" svg:x="15.501cm" svg:y="9.502cm">
          <draw:text-box>
            <text:p><text:span text:style-name="T58">Ej. 2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use-footer-name="ftr1">
        <office:forms form:automatic-focus="false" form:apply-design-mode="false"/>
        <draw:frame draw:style-name="gr27" draw:text-style-name="P21" draw:layer="layout" svg:width="19.7cm" svg:height="3.851cm" svg:x="3.202cm" svg:y="0.904cm">
          <draw:text-box>
            <text:p text:style-name="P20"><text:span text:style-name="T45">Se compara el contenido de la posición referida con el de la primera posición. Si ambas posiciones </text:span><text:span text:style-name="T45">están vacías, tienen sólo un símbolo principal <text:s/>o tienen un símbolo principal y el mismo número de </text:span><text:span text:style-name="T45">símbolos «</text:span><text:span text:style-name="T46">’</text:span><text:span text:style-name="T47">», se pasa a leer la siguiente de la siguiente posición. En caso contrario se pasa a leer la </text:span><text:span text:style-name="T50"><text:s/></text:span><text:span text:style-name="T50">siguiente posición.</text:span></text:p>
          </draw:text-box>
        </draw:frame>
        <draw:frame draw:style-name="gr28" draw:text-style-name="P32" draw:layer="layout" svg:width="1.15cm" svg:height="1.153cm" svg:x="2.302cm" svg:y="1.204cm">
          <draw:text-box draw:corner-radius="8.9cm">
            <text:p><text:span text:style-name="T65">=</text:span></text:p>
          </draw:text-box>
        </draw:frame>
        <draw:frame draw:style-name="standard" draw:layer="layout" svg:width="2.402cm" svg:height="2.226cm" svg:x="3.64cm" svg:y="8.46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=’’’’</text:span></text:p>
              </table:table-cell>
            </table:table-row>
            <table:table-row table:style-name="ro7">
              <table:table-cell table:style-name="ce3">
                <text:p text:style-name="P23"><text:span text:style-name="T53">...</text:span></text:p>
              </table:table-cell>
            </table:table-row>
            <table:table-row table:style-name="ro8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2.402cm" svg:height="0.756cm" svg:x="3.64cm" svg:y="5.785cm">
          <table:table table:template-name="default" table:use-first-row-styles="true" table:use-banding-rows-styles="true">
            <table:table-column table:style-name="co2"/>
            <table:table-row table:style-name="ro9">
              <table:table-cell table:style-name="ce2">
                <text:p text:style-name="P23"><text:span text:style-name="T52">1’’</text:span></text:p>
              </table:table-cell>
            </table:table-row>
          </table:table>
          <draw:image xlink:href="Pictures/TablePreview27.svm" xlink:type="simple" xlink:show="embed" xlink:actuate="onLoad"/>
        </draw:frame>
        <draw:caption draw:style-name="gr22" draw:text-style-name="P25" draw:layer="layout" svg:width="1.7cm" svg:height="0.519cm" svg:x="6.502cm" svg:y="6.304cm" draw:caption-point-x="-0.46cm" draw:caption-point-y="-0.2cm">
          <text:p text:style-name="P7"><text:span text:style-name="T54">Posición 1</text:span></text:p>
        </draw:caption>
        <draw:frame draw:style-name="standard" draw:layer="layout" svg:width="2.402cm" svg:height="2.226cm" svg:x="9.14cm" svg:y="8.46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=’’’’</text:span></text:p>
              </table:table-cell>
            </table:table-row>
            <table:table-row table:style-name="ro7">
              <table:table-cell table:style-name="ce3">
                <text:p text:style-name="P23"><text:span text:style-name="T53">...</text:span></text:p>
              </table:table-cell>
            </table:table-row>
            <table:table-row table:style-name="ro7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9.2cm 10.103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9.14cm" svg:y="5.78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7">1’’</text:span></text:p>
              </table:table-cell>
            </table:table-row>
          </table:table>
          <draw:image xlink:href="Pictures/TablePreview29.svm" xlink:type="simple" xlink:show="embed" xlink:actuate="onLoad"/>
        </draw:frame>
        <draw:caption draw:style-name="gr23" draw:text-style-name="P25" draw:layer="layout" svg:width="1.6cm" svg:height="0.519cm" svg:x="12.002cm" svg:y="6.305cm" draw:caption-point-x="-0.46cm" draw:caption-point-y="-0.2cm">
          <text:p text:style-name="P7"><text:span text:style-name="T54">Posición 1</text:span></text:p>
        </draw:caption>
        <draw:frame draw:style-name="gr24" draw:text-style-name="P28" draw:layer="layout" svg:width="1.281cm" svg:height="0.683cm" svg:x="3.002cm" svg:y="4.9cm">
          <draw:text-box>
            <text:p><text:span text:style-name="T58">Ej. 1</text:span></text:p>
          </draw:text-box>
        </draw:frame>
        <draw:frame draw:style-name="gr24" draw:text-style-name="P28" draw:layer="layout" svg:width="1.281cm" svg:height="0.683cm" svg:x="15.502cm" svg:y="4.9cm">
          <draw:text-box>
            <text:p><text:span text:style-name="T58">Ej. 2</text:span></text:p>
          </draw:text-box>
        </draw:frame>
        <draw:frame draw:style-name="gr29" draw:text-style-name="P33" draw:layer="layout" svg:width="22.4cm" svg:height="1.3cm" svg:x="2.5cm" svg:y="11.9cm">
          <draw:text-box>
            <text:p text:style-name="P20"><text:span text:style-name="T66">Si en la </text:span><text:span text:style-name="T66">posició</text:span><text:span text:style-name="T66">n que </text:span><text:span text:style-name="T66">se lee </text:span><text:span text:style-name="T66">no hay </text:span><text:span text:style-name="T66">una </text:span><text:span text:style-name="T66">instruc</text:span><text:span text:style-name="T66">ción se </text:span><text:span text:style-name="T66">para la </text:span><text:span text:style-name="T66">ejecuci</text:span><text:span text:style-name="T66">ón del </text:span><text:span text:style-name="T66">progra</text:span><text:span text:style-name="T66">ma.</text:span></text:p>
          </draw:text-box>
        </draw:frame>
        <draw:frame draw:style-name="standard" draw:layer="layout" svg:width="2.402cm" svg:height="0.756cm" svg:x="3.64cm" svg:y="7.143cm">
          <table:table table:template-name="default" table:use-first-row-styles="true" table:use-banding-rows-styles="true">
            <table:table-column table:style-name="co2"/>
            <table:table-row table:style-name="ro9">
              <table:table-cell table:style-name="ce2">
                <text:p text:style-name="P23"><text:span text:style-name="T52">0’’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2.402cm" svg:height="0.756cm" svg:x="9.14cm" svg:y="7.14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7">0’’</text:span></text:p>
              </table:table-cell>
            </table:table-row>
          </table:table>
          <draw:image xlink:href="Pictures/TablePreview31.svm" xlink:type="simple" xlink:show="embed" xlink:actuate="onLoad"/>
        </draw:frame>
        <draw:caption draw:style-name="gr22" draw:text-style-name="P25" draw:layer="layout" svg:width="1.7cm" svg:height="0.519cm" svg:x="6.502cm" svg:y="7.723cm" draw:caption-point-x="-0.46cm" draw:caption-point-y="-0.2cm">
          <text:p text:style-name="P7"><text:span text:style-name="T54">Posi</text:span><text:span text:style-name="T54">ción </text:span><text:span text:style-name="T54">5</text:span></text:p>
        </draw:caption>
        <draw:caption draw:style-name="gr23" draw:text-style-name="P25" draw:layer="layout" svg:width="1.6cm" svg:height="0.519cm" svg:x="12.002cm" svg:y="7.724cm" draw:caption-point-x="-0.46cm" draw:caption-point-y="-0.2cm">
          <text:p text:style-name="P7"><text:span text:style-name="T54">Posición 5</text:span></text:p>
        </draw:caption>
        <draw:custom-shape draw:style-name="gr21" draw:text-style-name="P24" draw:layer="layout" svg:width="0.4cm" svg:height="0.4cm" draw:transform="rotate (-1.56154608175933) translate (3.7cm 8.602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2.226cm" svg:x="16.238cm" svg:y="8.46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=’’’</text:span></text:p>
              </table:table-cell>
            </table:table-row>
            <table:table-row table:style-name="ro7">
              <table:table-cell table:style-name="ce3">
                <text:p text:style-name="P23"><text:span text:style-name="T53">...</text:span></text:p>
              </table:table-cell>
            </table:table-row>
            <table:table-row table:style-name="ro8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2.402cm" svg:height="0.756cm" svg:x="16.238cm" svg:y="5.785cm">
          <table:table table:template-name="default" table:use-first-row-styles="true" table:use-banding-rows-styles="true">
            <table:table-column table:style-name="co2"/>
            <table:table-row table:style-name="ro9">
              <table:table-cell table:style-name="ce2">
                <text:p text:style-name="P23"><text:span text:style-name="T52">1’’’’’</text:span></text:p>
              </table:table-cell>
            </table:table-row>
          </table:table>
          <draw:image xlink:href="Pictures/TablePreview33.svm" xlink:type="simple" xlink:show="embed" xlink:actuate="onLoad"/>
        </draw:frame>
        <draw:caption draw:style-name="gr22" draw:text-style-name="P25" draw:layer="layout" svg:width="1.7cm" svg:height="0.519cm" svg:x="19.1cm" svg:y="6.304cm" draw:caption-point-x="-0.46cm" draw:caption-point-y="-0.2cm">
          <text:p text:style-name="P7"><text:span text:style-name="T54">Posición 1</text:span></text:p>
        </draw:caption>
        <draw:frame draw:style-name="standard" draw:layer="layout" svg:width="2.402cm" svg:height="2.226cm" svg:x="21.738cm" svg:y="8.46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2">=’’’</text:span></text:p>
              </table:table-cell>
            </table:table-row>
            <table:table-row table:style-name="ro7">
              <table:table-cell table:style-name="ce3">
                <text:p text:style-name="P23"><text:span text:style-name="T53">...</text:span></text:p>
              </table:table-cell>
            </table:table-row>
            <table:table-row table:style-name="ro7">
              <table:table-cell table:style-name="ce3">
                <text:p text:style-name="P23"><text:span text:style-name="T53">...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style-name="gr21" draw:text-style-name="P24" draw:layer="layout" svg:width="0.4cm" svg:height="0.4cm" draw:transform="rotate (-1.56154608175933) translate (21.798cm 9.403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21.738cm" svg:y="5.78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3"><text:span text:style-name="T57">1’’’’’</text:span></text:p>
              </table:table-cell>
            </table:table-row>
          </table:table>
          <draw:image xlink:href="Pictures/TablePreview35.svm" xlink:type="simple" xlink:show="embed" xlink:actuate="onLoad"/>
        </draw:frame>
        <draw:caption draw:style-name="gr23" draw:text-style-name="P25" draw:layer="layout" svg:width="1.6cm" svg:height="0.519cm" svg:x="24.6cm" svg:y="6.305cm" draw:caption-point-x="-0.46cm" draw:caption-point-y="-0.2cm">
          <text:p text:style-name="P7"><text:span text:style-name="T54">Posición 1</text:span></text:p>
        </draw:caption>
        <draw:frame draw:style-name="standard" draw:layer="layout" svg:width="2.402cm" svg:height="0.997cm" svg:x="16.238cm" svg:y="7.143cm">
          <table:table table:template-name="default" table:use-first-row-styles="true" table:use-banding-rows-styles="true">
            <table:table-column table:style-name="co2"/>
            <table:table-row table:style-name="ro10">
              <table:table-cell table:style-name="ce2">
                <text:p text:style-name="P34"><text:s/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2.402cm" svg:height="0.997cm" svg:x="21.738cm" svg:y="7.144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ce6"/>
            </table:table-row>
          </table:table>
          <draw:image xlink:href="Pictures/TablePreview37.svm" xlink:type="simple" xlink:show="embed" xlink:actuate="onLoad"/>
        </draw:frame>
        <draw:caption draw:style-name="gr22" draw:text-style-name="P25" draw:layer="layout" svg:width="1.7cm" svg:height="0.519cm" svg:x="19.1cm" svg:y="7.723cm" draw:caption-point-x="-0.46cm" draw:caption-point-y="-0.2cm">
          <text:p text:style-name="P7"><text:span text:style-name="T54">Posición 4</text:span></text:p>
        </draw:caption>
        <draw:caption draw:style-name="gr23" draw:text-style-name="P25" draw:layer="layout" svg:width="1.6cm" svg:height="0.519cm" svg:x="24.6cm" svg:y="7.724cm" draw:caption-point-x="-0.46cm" draw:caption-point-y="-0.2cm">
          <text:p text:style-name="P7"><text:span text:style-name="T54">Posición 4</text:span></text:p>
        </draw:caption>
        <draw:custom-shape draw:style-name="gr21" draw:text-style-name="P24" draw:layer="layout" svg:width="0.4cm" svg:height="0.4cm" draw:transform="rotate (-1.56154608175933) translate (16.298cm 8.602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2" presentation:use-footer-name="ftr1">
        <office:forms form:automatic-focus="false" form:apply-design-mode="false"/>
        <draw:frame draw:style-name="gr30" draw:text-style-name="P35" draw:layer="layout" svg:width="9.68cm" svg:height="0.839cm" svg:x="2.4cm" svg:y="2.8cm">
          <draw:text-box>
            <text:p><text:span text:style-name="T67">Codific</text:span><text:span text:style-name="T67">ación </text:span><text:span text:style-name="T67">de los </text:span><text:span text:style-name="T67">número</text:span><text:span text:style-name="T67">s </text:span><text:span text:style-name="T67">natural</text:span><text:span text:style-name="T67">es:</text:span></text:p>
          </draw:text-box>
        </draw:frame>
        <draw:frame draw:style-name="gr31" draw:text-style-name="P37" draw:layer="layout" svg:width="12.4cm" svg:height="3.751cm" svg:x="2.8cm" svg:y="3.449cm">
          <draw:text-box>
            <text:list text:style-name="L1">
              <text:list-item>
                <text:p text:style-name="P36"><text:span text:style-name="T8">0</text:span><text:span text:style-name="T10"> </text:span><text:span text:style-name="T68">→</text:span><text:span text:style-name="T10"> </text:span><text:span text:style-name="T10">posici</text:span><text:span text:style-name="T10">ón </text:span><text:span text:style-name="T10">vacía.</text:span></text:p>
              </text:list-item>
              <text:list-item>
                <text:p text:style-name="P36"><text:span text:style-name="T8">1</text:span><text:span text:style-name="T10"> </text:span><text:span text:style-name="T68">→</text:span><text:span text:style-name="T10"> </text:span><text:span text:style-name="T10">símbo</text:span><text:span text:style-name="T10">lo ‘</text:span><text:span text:style-name="T69">1</text:span><text:span text:style-name="T10">’.</text:span></text:p>
              </text:list-item>
              <text:list-item>
                <text:p text:style-name="P36"><text:span text:style-name="T70">n + 1 </text:span><text:span text:style-name="T71">→</text:span><text:span text:style-name="T70"> ν</text:span><text:span text:style-name="T72">’</text:span><text:span text:style-name="T8"> , </text:span><text:span text:style-name="T8">siend</text:span><text:span text:style-name="T8">o </text:span><text:span text:style-name="T10">ν la </text:span><text:span text:style-name="T10">repre</text:span><text:span text:style-name="T10">senta</text:span><text:span text:style-name="T10">ción </text:span><text:span text:style-name="T10">de n.</text:span></text:p>
              </text:list-item>
            </text:list>
          </draw:text-box>
        </draw:frame>
        <draw:g>
          <draw:custom-shape draw:style-name="gr32" draw:text-style-name="P38" draw:layer="layout" svg:width="3.2cm" svg:height="3.601cm" svg:x="15.6cm" svg:y="3.299cm">
            <text:p/>
            <draw:enhanced-geometry svg:viewBox="0 0 21600 21600" draw:path-stretchpoint-x="10800" draw:path-stretchpoint-y="10800" draw:text-areas="?f3 ?f4 ?f5 ?f6" draw:type="round-rectangle" draw:modifiers="821.476510067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16" draw:layer="layout" svg:width="3.2cm" svg:height="1.199cm" svg:x="15.6cm" svg:y="3.375cm">
            <draw:text-box>
              <text:p><text:span text:style-name="T35">Ejemplos</text:span><text:span text:style-name="T36"> </text:span><text:span text:style-name="T36">de </text:span><text:span text:style-name="T36">codificaci</text:span><text:span text:style-name="T36">ones</text:span></text:p>
            </draw:text-box>
          </draw:frame>
          <draw:frame draw:style-name="gr34" draw:text-style-name="P40" draw:layer="layout" svg:width="2.8cm" svg:height="1.999cm" svg:x="15.8cm" svg:y="4.6cm">
            <draw:text-box>
              <text:p text:style-name="P39"><text:span text:style-name="T73">2</text:span><text:span text:style-name="T61"> → 1’</text:span></text:p>
              <text:p text:style-name="P39"><text:span text:style-name="T73">7 </text:span><text:span text:style-name="T74">→</text:span><text:span text:style-name="T75"> </text:span><text:span text:style-name="T61">1’’’’’’</text:span><text:span text:style-name="T52"> </text:span></text:p>
              <text:p text:style-name="P39"><text:span text:style-name="T61">4 → 1’’’</text:span><text:span text:style-name="T52"> </text:span></text:p>
            </draw:text-box>
          </draw:frame>
        </draw:g>
        <draw:frame draw:style-name="gr35" draw:text-style-name="P35" draw:layer="layout" svg:width="23.2cm" svg:height="1.187cm" svg:x="2.4cm" svg:y="8.4cm">
          <draw:text-box>
            <text:p/>
          </draw:text-box>
        </draw:frame>
        <draw:frame draw:style-name="gr36" draw:text-style-name="P41" draw:layer="layout" svg:width="24.8cm" svg:height="2.015cm" svg:x="2.4cm" svg:y="7.661cm">
          <draw:text-box>
            <text:p text:style-name="P5"><text:span text:style-name="T76">Se </text:span><text:span text:style-name="T76">muestra </text:span><text:span text:style-name="T76">cómo </text:span><text:span text:style-name="T76">traducir </text:span><text:span text:style-name="T76">un </text:span><text:span text:style-name="T76">progra</text:span><text:span text:style-name="T76">ma C </text:span><text:span text:style-name="T76">en uno </text:span><text:span text:style-name="T76">C-- </text:span><text:span text:style-name="T76">interpre</text:span><text:span text:style-name="T76">tando el </text:span><text:span text:style-name="T76">anterior </text:span><text:span text:style-name="T76">como </text:span><text:span text:style-name="T76">un </text:span><text:span text:style-name="T76">conjunt</text:span><text:span text:style-name="T76">o de </text:span><text:span text:style-name="T76">macroin</text:span><text:span text:style-name="T76">struccio</text:span><text:span text:style-name="T76">nes </text:span><text:span text:style-name="T76">(apéndi</text:span><text:span text:style-name="T76">ce E, </text:span><text:span text:style-name="T76">páginas </text:span><text:span text:style-name="T76">80</text:span><text:span text:style-name="T67">‒</text:span><text:span text:style-name="T67">153).</text:span></text:p>
          </draw:text-box>
        </draw:frame>
        <draw:custom-shape draw:style-name="gr5" draw:text-style-name="P8" draw:layer="layout" svg:width="3.2cm" svg:height="1.4cm" svg:x="5.7cm" svg:y="11cm">
          <text:p text:style-name="P7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.2cm" svg:height="1.4cm" svg:x="11.7cm" svg:y="11cm">
          <text:p text:style-name="P7"><text:span text:style-name="T7">C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4cm" svg:height="0.4cm" svg:x="9.1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15cm" svg:height="1.275cm" svg:x="3.8cm" svg:y="13.025cm">
          <draw:text-box>
            <text:p><text:span text:style-name="T10">Demostr</text:span><text:span text:style-name="T10">ado que </text:span><text:span text:style-name="T10">en C-- </text:span><text:span text:style-name="T10">se </text:span><text:span text:style-name="T10">puede </text:span><text:span text:style-name="T10">definir </text:span><text:span text:style-name="T10">cualquie</text:span><text:span text:style-name="T10">r </text:span><text:span text:style-name="T10">program</text:span><text:span text:style-name="T10">a en C. </text:span></text:p>
          </draw:text-box>
        </draw:frame>
        <draw:frame draw:style-name="gr37" draw:text-style-name="P43" draw:layer="layout" svg:width="4.6cm" svg:height="1.4cm" svg:x="2.4cm" svg:y="1.1cm">
          <draw:text-box>
            <text:p text:style-name="P42"><text:s/>C a C-- 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2" presentation:use-footer-name="ftr1">
        <office:forms form:automatic-focus="false" form:apply-design-mode="false"/>
        <draw:custom-shape draw:style-name="gr38" draw:text-style-name="P44" draw:layer="layout" svg:width="2.37cm" svg:height="4.34cm" svg:x="5.95cm" svg:y="4.4cm">
          <text:p/>
          <draw:enhanced-geometry svg:viewBox="0 0 21600 21600" draw:path-stretchpoint-x="10800" draw:path-stretchpoint-y="10800" draw:text-areas="?f3 ?f4 ?f5 ?f6" draw:type="round-rectangle" draw:modifiers="1341.32762312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5" draw:layer="layout" svg:width="20.8cm" svg:height="1.352cm" svg:x="2.8cm" svg:y="1cm">
          <draw:text-box>
            <text:p><text:span text:style-name="T77"><text:s/></text:span><text:span text:style-name="T77">C-- </text:span><text:span text:style-name="T77">a </text:span><text:span text:style-name="T77">má</text:span><text:span text:style-name="T77">qui</text:span><text:span text:style-name="T77">na </text:span><text:span text:style-name="T77">de </text:span><text:span text:style-name="T77">Turi</text:span><text:span text:style-name="T77">ng </text:span></text:p>
          </draw:text-box>
        </draw:frame>
        <draw:frame draw:style-name="gr40" draw:text-style-name="P46" draw:layer="layout" svg:width="24.4cm" svg:height="1.953cm" svg:x="2.4cm" svg:y="2.2cm">
          <draw:text-box>
            <text:p text:style-name="P5"><text:span text:style-name="T78">El </text:span><text:span text:style-name="T78">program</text:span><text:span text:style-name="T78">a C-- se </text:span><text:span text:style-name="T78">escribe </text:span><text:span text:style-name="T78">en la </text:span><text:span text:style-name="T78">cinta de </text:span><text:span text:style-name="T78">la </text:span><text:span text:style-name="T78">máquina </text:span><text:span text:style-name="T78">de </text:span><text:span text:style-name="T78">Turing. </text:span><text:span text:style-name="T78">Se </text:span><text:span text:style-name="T78">escribe </text:span><text:span text:style-name="T78">el </text:span><text:span text:style-name="T78">contenid</text:span><text:span text:style-name="T78">o de las </text:span><text:span text:style-name="T78">posicion</text:span><text:span text:style-name="T78">es en </text:span><text:span text:style-name="T78">orden, </text:span><text:span text:style-name="T78">un </text:span><text:span text:style-name="T78">símbolo </text:span><text:span text:style-name="T78">en cada </text:span><text:span text:style-name="T78">celda y </text:span><text:span text:style-name="T78">el </text:span><text:span text:style-name="T78">símbolo </text:span><text:span text:style-name="T79">«</text:span><text:span text:style-name="T80">-</text:span><text:span text:style-name="T81">»</text:span><text:span text:style-name="T82"> si la </text:span><text:span text:style-name="T82">posición </text:span><text:span text:style-name="T82">está </text:span><text:span text:style-name="T82">vacía.</text:span></text:p>
          </draw:text-box>
        </draw:frame>
        <draw:frame draw:style-name="gr41" draw:text-style-name="P41" draw:layer="layout" svg:width="24.8cm" svg:height="1.133cm" svg:x="2.4cm" svg:y="9.461cm">
          <draw:text-box>
            <text:p text:style-name="P5"><text:span text:style-name="T67">Se da </text:span><text:span text:style-name="T67">la </text:span><text:span text:style-name="T67">máquin</text:span><text:span text:style-name="T67">a de </text:span><text:span text:style-name="T67">Turing </text:span><text:span text:style-name="T67">que </text:span><text:span text:style-name="T67">ejecuta </text:span><text:span text:style-name="T67">cualqui</text:span><text:span text:style-name="T67">er </text:span><text:span text:style-name="T67">progra</text:span><text:span text:style-name="T67">ma C-- </text:span><text:span text:style-name="T67">(apéndi</text:span><text:span text:style-name="T67">ce B, </text:span><text:span text:style-name="T67">páginas </text:span><text:span text:style-name="T67">38‒43).</text:span></text:p>
          </draw:text-box>
        </draw:frame>
        <draw:custom-shape draw:style-name="gr5" draw:text-style-name="P47" draw:layer="layout" svg:width="3.2cm" svg:height="1.4cm" svg:x="5.7cm" svg:y="11.6cm">
          <text:p text:style-name="P7"><text:span text:style-name="T83">C</text:span><text:span text:style-name="T84">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8" draw:layer="layout" svg:width="3.2cm" svg:height="1.4cm" svg:x="11.7cm" svg:y="11.6cm">
          <text:p text:style-name="P7"><text:span text:style-name="T84">M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4cm" svg:height="0.4cm" svg:x="9.1cm" svg:y="1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11" draw:layer="layout" svg:width="14.6cm" svg:height="1.275cm" svg:x="3.8cm" svg:y="13.625cm">
          <draw:text-box>
            <text:p><text:span text:style-name="T10">Demostr</text:span><text:span text:style-name="T10">ado que </text:span><text:span text:style-name="T10">las </text:span><text:span text:style-name="T10">máquina</text:span><text:span text:style-name="T10">s de </text:span><text:span text:style-name="T10">Turing </text:span><text:span text:style-name="T10">pueden </text:span><text:span text:style-name="T10">resolver </text:span><text:span text:style-name="T10">cualquie</text:span><text:span text:style-name="T10">r </text:span><text:span text:style-name="T10">problem</text:span><text:span text:style-name="T10">a que </text:span><text:span text:style-name="T10">pueda </text:span><text:span text:style-name="T10">resolver </text:span><text:span text:style-name="T10">un </text:span><text:span text:style-name="T10">program</text:span><text:span text:style-name="T10">a C--. </text:span></text:p>
          </draw:text-box>
        </draw:frame>
        <draw:frame draw:style-name="gr43" draw:text-style-name="P49" draw:layer="layout" svg:width="2.153cm" svg:height="0.763cm" svg:x="3.003cm" svg:y="4.501cm">
          <draw:text-box>
            <text:p><text:span text:style-name="T85">Ejemplo</text:span></text:p>
          </draw:text-box>
        </draw:frame>
        <draw:frame draw:style-name="standard" draw:layer="layout" svg:width="2.131cm" svg:height="4.024cm" svg:x="6.068cm" svg:y="4.575cm">
          <table:table table:template-name="default" table:use-first-row-styles="true" table:use-banding-rows-styles="true">
            <table:table-column table:style-name="co4"/>
            <table:table-row table:style-name="ro11">
              <table:table-cell table:style-name="ce7">
                <text:p text:style-name="P50"><text:span text:style-name="T86">1’</text:span></text:p>
              </table:table-cell>
            </table:table-row>
            <table:table-row table:style-name="ro11">
              <table:table-cell table:style-name="ce7">
                <text:p text:style-name="P50"><text:span text:style-name="T86">=</text:span></text:p>
              </table:table-cell>
            </table:table-row>
            <table:table-row table:style-name="ro11">
              <table:table-cell table:style-name="ce7"/>
            </table:table-row>
            <table:table-row table:style-name="ro11">
              <table:table-cell table:style-name="ce7">
                <text:p text:style-name="P50"><text:span text:style-name="T86">0</text:span></text:p>
              </table:table-cell>
            </table:table-row>
            <table:table-row table:style-name="ro11">
              <table:table-cell table:style-name="ce7">
                <text:p text:style-name="P50"><text:span text:style-name="T86">1</text:span></text:p>
              </table:table-cell>
            </table:table-row>
            <table:table-row table:style-name="ro12">
              <table:table-cell table:style-name="ce7">
                <text:p text:style-name="P50"><text:span text:style-name="T37">＊’’’’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style-name="gr44" draw:text-style-name="P51" draw:layer="layout" svg:width="12.12cm" svg:height="1.38cm" svg:x="13.09cm" svg:y="6.93cm">
          <text:p/>
          <draw:enhanced-geometry svg:viewBox="0 0 21600 21600" draw:path-stretchpoint-x="10800" draw:path-stretchpoint-y="10800" draw:text-areas="?f3 ?f4 ?f5 ?f6" draw:type="round-rectangle" draw:modifiers="1341.32762312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1.91cm" svg:height="1.141cm" svg:x="13.189cm" svg:y="7.05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3" table:default-cell-style-name="ce9">
              <table:table-cell table:style-name="ce8">
                <text:p text:style-name="P52"><text:span text:style-name="T87">1</text:span></text:p>
              </table:table-cell>
              <table:table-cell>
                <text:p text:style-name="P52"><text:span text:style-name="T87">’</text:span></text:p>
              </table:table-cell>
              <table:table-cell>
                <text:p text:style-name="P52"><text:span text:style-name="T88">=</text:span></text:p>
              </table:table-cell>
              <table:table-cell>
                <text:p text:style-name="P52"><text:span text:style-name="T88">-</text:span></text:p>
              </table:table-cell>
              <table:table-cell>
                <text:p text:style-name="P52"><text:span text:style-name="T88">0</text:span></text:p>
              </table:table-cell>
              <table:table-cell>
                <text:p text:style-name="P52"><text:span text:style-name="T88">1</text:span></text:p>
              </table:table-cell>
              <table:table-cell>
                <text:p text:style-name="P52"><text:span text:style-name="T89">＊</text:span></text:p>
              </table:table-cell>
              <table:table-cell>
                <text:p text:style-name="P52"><text:span text:style-name="T87">’</text:span></text:p>
              </table:table-cell>
              <table:table-cell>
                <text:p text:style-name="P52"><text:span text:style-name="T87">’</text:span></text:p>
              </table:table-cell>
              <table:table-cell>
                <text:p text:style-name="P52"><text:span text:style-name="T87">’</text:span></text:p>
              </table:table-cell>
              <table:table-cell>
                <text:p text:style-name="P52"><text:span text:style-name="T87">’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45" draw:text-style-name="P53" draw:layer="layout" svg:width="0.604cm" svg:height="0.764cm" svg:x="6.47cm" svg:y="4.43cm">
          <draw:text-box>
            <text:p><text:span text:style-name="T90">‘</text:span></text:p>
          </draw:text-box>
        </draw:frame>
        <draw:frame draw:style-name="gr46" draw:text-style-name="P54" draw:layer="layout" svg:width="2.631cm" svg:height="0.645cm" svg:x="8.369cm" svg:y="4.955cm">
          <draw:text-box>
            <text:p><text:span text:style-name="T91">Programa </text:span><text:span text:style-name="T91">C--</text:span></text:p>
          </draw:text-box>
        </draw:frame>
        <draw:frame draw:style-name="gr47" draw:text-style-name="P55" draw:layer="layout" svg:width="1.075cm" svg:height="0.405cm" draw:transform="rotate (-2.21098309642642) translate (9.8cm 5.738cm)">
          <draw:image xlink:href="Pictures/1000030F00000D700000051006CB5BD21A09B658.svg" xlink:type="simple" xlink:show="embed" xlink:actuate="onLoad">
            <text:p/>
          </draw:image>
          <draw:image xlink:href="Pictures/100002010000006800000027D0F5766DBDEE8B46.png" xlink:type="simple" xlink:show="embed" xlink:actuate="onLoad"/>
        </draw:frame>
        <draw:frame draw:style-name="gr48" draw:text-style-name="P54" draw:layer="layout" svg:width="5.176cm" svg:height="0.645cm" svg:x="11.224cm" svg:y="5.9cm">
          <draw:text-box>
            <text:p><text:span text:style-name="T91">Cinta de la </text:span><text:span text:style-name="T91">máquina de </text:span><text:span text:style-name="T91">Turing</text:span></text:p>
          </draw:text-box>
        </draw:frame>
        <draw:frame draw:style-name="gr49" draw:text-style-name="P55" draw:layer="layout" svg:width="1.075cm" svg:height="0.405cm" draw:transform="rotate (2.21098309642642) translate (12.442cm 7.6cm)">
          <draw:image xlink:href="Pictures/1000030F00000D700000051006CB5BD21A09B658.svg" xlink:type="simple" xlink:show="embed" xlink:actuate="onLoad">
            <text:p/>
          </draw:image>
          <draw:image xlink:href="Pictures/100002010000006800000027D0F5766DBDEE8B46.png" xlink:type="simple" xlink:show="embed" xlink:actuate="onLoad"/>
        </draw:frame>
        <draw:custom-shape draw:style-name="gr50" draw:text-style-name="P56" draw:layer="layout" svg:width="3.1cm" svg:height="0.2cm" svg:x="8.9cm" svg:y="7.6cm">
          <text:p/>
          <draw:enhanced-geometry svg:viewBox="0 0 21600 21600" draw:text-areas="0 ?f0 ?f5 ?f2" draw:type="right-arrow" draw:modifiers="17887.3911641406 9671.641791044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 presentation:use-footer-name="ftr1">
        <office:forms form:automatic-focus="false" form:apply-design-mode="false"/>
        <draw:frame draw:style-name="gr39" draw:text-style-name="P45" draw:layer="layout" svg:width="20.8cm" svg:height="1.352cm" svg:x="2.8cm" svg:y="1cm">
          <draw:text-box>
            <text:p><text:span text:style-name="T77"><text:s/></text:span><text:span text:style-name="T77">C-- </text:span><text:span text:style-name="T77">a </text:span><text:span text:style-name="T77">fun</text:span><text:span text:style-name="T77">ció</text:span><text:span text:style-name="T77">n </text:span><text:span text:style-name="T77">rec</text:span><text:span text:style-name="T77">ursi</text:span><text:span text:style-name="T77">va </text:span></text:p>
          </draw:text-box>
        </draw:frame>
        <draw:frame draw:style-name="gr51" draw:text-style-name="P46" draw:layer="layout" svg:width="24.4cm" svg:height="1.083cm" svg:x="2.4cm" svg:y="2.2cm">
          <draw:text-box>
            <text:p text:style-name="P5"><text:span text:style-name="T78">El dato </text:span><text:span text:style-name="T78">que </text:span><text:span text:style-name="T78">recibe la </text:span><text:span text:style-name="T78">función </text:span><text:span text:style-name="T78">recursiv</text:span><text:span text:style-name="T78">a será </text:span><text:span text:style-name="T78">un </text:span><text:span text:style-name="T78">program</text:span><text:span text:style-name="T78">a C-- </text:span><text:span text:style-name="T78">codifica</text:span><text:span text:style-name="T78">do como </text:span><text:span text:style-name="T78">un </text:span><text:span text:style-name="T78">número </text:span><text:span text:style-name="T78">natural.</text:span></text:p>
          </draw:text-box>
        </draw:frame>
        <draw:frame draw:style-name="gr52" draw:text-style-name="P58" draw:layer="layout" svg:width="10.2cm" svg:height="0.839cm" svg:x="2.7cm" svg:y="3.7cm">
          <draw:text-box>
            <text:p><text:span text:style-name="T92">Codific</text:span><text:span text:style-name="T92">ación </text:span><text:span text:style-name="T92">de </text:span><text:span text:style-name="T92">conteni</text:span><text:span text:style-name="T92">do de </text:span><text:span text:style-name="T92">posicio</text:span><text:span text:style-name="T92">nes</text:span></text:p>
          </draw:text-box>
        </draw:frame>
        <draw:frame draw:style-name="gr53" draw:text-style-name="P37" draw:layer="layout" svg:width="18.4cm" svg:height="3.551cm" svg:x="2.8cm" svg:y="4.1cm">
          <draw:text-box>
            <text:list text:style-name="L1">
              <text:list-item>
                <text:p text:style-name="P36"><text:span text:style-name="T8">Si la </text:span><text:span text:style-name="T8">posici</text:span><text:span text:style-name="T8">ón </text:span><text:span text:style-name="T8">está </text:span><text:span text:style-name="T8">vacía </text:span><text:span text:style-name="T68">→ 0</text:span></text:p>
              </text:list-item>
              <text:list-item>
                <text:p text:style-name="P36"><text:span text:style-name="T93">«</text:span><text:span text:style-name="T71">0</text:span><text:span text:style-name="T45">»</text:span><text:span text:style-name="T93"> </text:span><text:span text:style-name="T71">→ </text:span><text:span text:style-name="T94">1 <text:s text:c="3"/></text:span><text:span text:style-name="T94"><text:s text:c="6"/></text:span><text:span text:style-name="T93">«</text:span><text:span text:style-name="T49">=</text:span><text:span text:style-name="T45">»</text:span><text:span text:style-name="T94"> </text:span><text:span text:style-name="T71">→ 2</text:span><text:span text:style-name="T94"> <text:s text:c="3"/></text:span><text:span text:style-name="T94"><text:s/></text:span><text:span text:style-name="T93">«</text:span><text:span text:style-name="T49"> <text:s text:c="2"/></text:span><text:span text:style-name="T45">»</text:span><text:span text:style-name="T94"> <text:s/></text:span><text:span text:style-name="T74">→</text:span><text:span text:style-name="T71"> 3</text:span><text:span text:style-name="T94"> <text:s text:c="3"/></text:span><text:span text:style-name="T94"><text:s text:c="6"/></text:span><text:span text:style-name="T93">«</text:span><text:span text:style-name="T49">1</text:span><text:span text:style-name="T45">»</text:span><text:span text:style-name="T94"> </text:span><text:span text:style-name="T68">→ </text:span><text:span text:style-name="T95">4</text:span></text:p>
              </text:list-item>
              <text:list-item>
                <text:p text:style-name="P36"><text:span text:style-name="T96">⟨</text:span><text:span text:style-name="T96">instr</text:span><text:span text:style-name="T96">ucció</text:span><text:span text:style-name="T96">n⟩</text:span><text:span text:style-name="T97">’ </text:span><text:span text:style-name="T98">→ </text:span><text:span text:style-name="T99">codifi</text:span><text:span text:style-name="T99">cació</text:span><text:span text:style-name="T99">n de</text:span><text:span text:style-name="T98"> </text:span><text:span text:style-name="T100">⟨instr</text:span><text:span text:style-name="T100">ucció</text:span><text:span text:style-name="T100">n⟩ </text:span><text:span text:style-name="T101">+ 4</text:span></text:p>
              </text:list-item>
            </text:list>
          </draw:text-box>
        </draw:frame>
        <draw:frame draw:style-name="gr54" draw:text-style-name="P4" draw:layer="layout" svg:width="0.8cm" svg:height="0.78cm" svg:x="9.1cm" svg:y="5.82cm">
          <draw:text-box>
            <text:p><text:span text:style-name="T102">＊</text:span></text:p>
          </draw:text-box>
        </draw:frame>
        <draw:frame draw:style-name="gr55" draw:text-style-name="P58" draw:layer="layout" svg:width="10.7cm" svg:height="1cm" svg:x="2.7cm" svg:y="8.4cm">
          <draw:text-box>
            <text:p><text:span text:style-name="T92">Codific</text:span><text:span text:style-name="T92">ación </text:span><text:span text:style-name="T92">del </text:span><text:span text:style-name="T92">conjunt</text:span><text:span text:style-name="T92">o de </text:span><text:span text:style-name="T92">instrucc</text:span><text:span text:style-name="T92">iones</text:span></text:p>
          </draw:text-box>
        </draw:frame>
        <draw:custom-shape draw:style-name="gr56" draw:text-style-name="P38" draw:layer="layout" svg:width="3.2cm" svg:height="3.852cm" svg:x="16.6cm" svg:y="4.05cm">
          <text:p/>
          <draw:enhanced-geometry svg:viewBox="0 0 21600 21600" draw:path-stretchpoint-x="10800" draw:path-stretchpoint-y="10800" draw:text-areas="?f3 ?f4 ?f5 ?f6" draw:type="round-rectangle" draw:modifiers="821.476510067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6" draw:layer="layout" svg:width="3.2cm" svg:height="1.199cm" svg:x="16.6cm" svg:y="4.126cm">
          <draw:text-box>
            <text:p><text:span text:style-name="T35">Ejemplos</text:span><text:span text:style-name="T36"> </text:span><text:span text:style-name="T36">de </text:span><text:span text:style-name="T36">codificaci</text:span><text:span text:style-name="T36">ones</text:span></text:p>
          </draw:text-box>
        </draw:frame>
        <draw:frame draw:style-name="gr34" draw:text-style-name="P60" draw:layer="layout" svg:width="2.8cm" svg:height="2.651cm" svg:x="16.8cm" svg:y="5.151cm">
          <draw:text-box>
            <text:p text:style-name="P59"><text:span text:style-name="T61">=’’’</text:span><text:span text:style-name="T61"> → </text:span><text:span text:style-name="T61">14</text:span></text:p>
            <text:p text:style-name="P59"><text:span text:style-name="T61">1’’’’’’</text:span><text:span text:style-name="T73"> </text:span><text:span text:style-name="T74">→</text:span><text:span text:style-name="T75"> </text:span><text:span text:style-name="T75">28</text:span><text:span text:style-name="T52"> </text:span></text:p>
            <text:p text:style-name="P59"><text:span text:style-name="T61">0’’ → 9</text:span><text:span text:style-name="T52"> </text:span></text:p>
          </draw:text-box>
        </draw:frame>
        <draw:frame draw:style-name="gr57" draw:text-style-name="P46" draw:layer="layout" svg:width="12.159cm" svg:height="5.243cm" svg:x="2.441cm" svg:y="9.165cm">
          <draw:text-box>
            <text:p text:style-name="P5"><text:span text:style-name="T78">Codifica</text:span><text:span text:style-name="T78">ción de </text:span><text:span text:style-name="T78">Gödel. </text:span><text:span text:style-name="T78">Asociam</text:span><text:span text:style-name="T78">os en </text:span><text:span text:style-name="T78">orden un </text:span><text:span text:style-name="T78">número </text:span><text:span text:style-name="T78">primo a </text:span><text:span text:style-name="T78">cada </text:span><text:span text:style-name="T78">posición</text:span><text:span text:style-name="T78">: 3 a la </text:span><text:span text:style-name="T78">primera, </text:span><text:span text:style-name="T78">5 a la </text:span><text:span text:style-name="T78">siguient</text:span><text:span text:style-name="T78">e, etc. </text:span><text:span text:style-name="T78">La </text:span><text:span text:style-name="T78">codifica</text:span><text:span text:style-name="T78">ción </text:span><text:span text:style-name="T78">será el </text:span><text:span text:style-name="T78">producto </text:span><text:span text:style-name="T78">de los </text:span><text:span text:style-name="T78">números </text:span><text:span text:style-name="T78">primos </text:span><text:span text:style-name="T78">elevado</text:span><text:span text:style-name="T78">s al </text:span><text:span text:style-name="T78">natural </text:span><text:span text:style-name="T78">que sea </text:span><text:span text:style-name="T78">la </text:span><text:span text:style-name="T78">codifica</text:span><text:span text:style-name="T78">ción del </text:span><text:span text:style-name="T78">contenid</text:span><text:span text:style-name="T78">o de la </text:span><text:span text:style-name="T78">posición </text:span><text:span text:style-name="T78">a la que </text:span><text:span text:style-name="T78">se </text:span><text:span text:style-name="T78">asocia </text:span><text:span text:style-name="T78">cada </text:span><text:span text:style-name="T78">primo.</text:span></text:p>
          </draw:text-box>
        </draw:frame>
        <draw:frame draw:style-name="gr43" draw:text-style-name="P49" draw:layer="layout" svg:width="2.153cm" svg:height="0.763cm" svg:x="16.547cm" svg:y="8.6cm">
          <draw:text-box>
            <text:p><text:span text:style-name="T85">Ejemplo</text:span></text:p>
          </draw:text-box>
        </draw:frame>
        <draw:frame draw:style-name="standard" draw:layer="layout" svg:width="2.135cm" svg:height="4.006cm" svg:x="16.044cm" svg:y="9.623cm">
          <table:table table:template-name="default" table:use-first-row-styles="true" table:use-banding-rows-styles="true">
            <table:table-column table:style-name="co7"/>
            <table:table-row table:style-name="ro14">
              <table:table-cell table:style-name="ce7">
                <text:p text:style-name="P50"><text:span text:style-name="T86">1’</text:span></text:p>
              </table:table-cell>
            </table:table-row>
            <table:table-row table:style-name="ro11">
              <table:table-cell table:style-name="ce7">
                <text:p text:style-name="P50"><text:span text:style-name="T86">=</text:span></text:p>
              </table:table-cell>
            </table:table-row>
            <table:table-row table:style-name="ro11">
              <table:table-cell table:style-name="ce7"/>
            </table:table-row>
            <table:table-row table:style-name="ro11">
              <table:table-cell table:style-name="ce7">
                <text:p text:style-name="P50"><text:span text:style-name="T86">0</text:span></text:p>
              </table:table-cell>
            </table:table-row>
            <table:table-row table:style-name="ro11">
              <table:table-cell table:style-name="ce7">
                <text:p text:style-name="P50"><text:span text:style-name="T86">1</text:span></text:p>
              </table:table-cell>
            </table:table-row>
            <table:table-row table:style-name="ro15">
              <table:table-cell table:style-name="ce7">
                <text:p text:style-name="P50"><text:span text:style-name="T37">＊’’’’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58" draw:text-style-name="P62" draw:layer="layout" svg:width="7.6cm" svg:height="0.8cm" svg:x="19.2cm" svg:y="10cm">
          <draw:text-box>
            <text:p text:style-name="P61">La codificación de este programa sería:</text:p>
          </draw:text-box>
        </draw:frame>
        <draw:frame draw:style-name="gr58" draw:text-style-name="P64" draw:layer="layout" svg:width="7.4cm" svg:height="0.806cm" svg:x="19.3cm" svg:y="11cm">
          <draw:text-box>
            <text:p text:style-name="P63">3<text:span text:style-name="T103">8</text:span> × 5<text:span text:style-name="T103">2</text:span> × 7<text:span text:style-name="T103">0</text:span> × 11<text:span text:style-name="T103">1</text:span> × 13<text:span text:style-name="T103">4</text:span> × 17<text:span text:style-name="T103">19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2" presentation:use-footer-name="ftr1">
        <office:forms form:automatic-focus="false" form:apply-design-mode="false"/>
        <draw:frame draw:style-name="gr39" draw:text-style-name="P45" draw:layer="layout" svg:width="20.8cm" svg:height="1.352cm" svg:x="2.8cm" svg:y="1cm">
          <draw:text-box>
            <text:p><text:span text:style-name="T77"><text:s/></text:span><text:span text:style-name="T77">C-- </text:span><text:span text:style-name="T77">a </text:span><text:span text:style-name="T77">fun</text:span><text:span text:style-name="T77">ció</text:span><text:span text:style-name="T77">n </text:span><text:span text:style-name="T77">rec</text:span><text:span text:style-name="T77">ursi</text:span><text:span text:style-name="T77">va </text:span></text:p>
          </draw:text-box>
        </draw:frame>
        <draw:frame draw:style-name="gr41" draw:text-style-name="P41" draw:layer="layout" svg:width="24.8cm" svg:height="2.015cm" svg:x="2.4cm" svg:y="2.2cm">
          <draw:text-box>
            <text:p text:style-name="P5"><text:span text:style-name="T67">Se da </text:span><text:span text:style-name="T67">la </text:span><text:span text:style-name="T67">función </text:span><text:span text:style-name="T67">recursiv</text:span><text:span text:style-name="T67">a que </text:span><text:span text:style-name="T67">ejecuta </text:span><text:span text:style-name="T67">cualqui</text:span><text:span text:style-name="T67">er </text:span><text:span text:style-name="T67">progra</text:span><text:span text:style-name="T67">ma C-- </text:span><text:span text:style-name="T67">codifica</text:span><text:span text:style-name="T67">do de la </text:span><text:span text:style-name="T67">manera </text:span><text:span text:style-name="T67">explica</text:span><text:span text:style-name="T67">da </text:span><text:span text:style-name="T67">(apéndi</text:span><text:span text:style-name="T67">ce D, </text:span><text:span text:style-name="T67">páginas </text:span><text:span text:style-name="T67">50‒77).</text:span></text:p>
          </draw:text-box>
        </draw:frame>
        <draw:custom-shape draw:style-name="gr5" draw:text-style-name="P47" draw:layer="layout" svg:width="3.2cm" svg:height="1.4cm" svg:x="5.7cm" svg:y="10.6cm">
          <text:p text:style-name="P7"><text:span text:style-name="T83">C</text:span><text:span text:style-name="T84">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8" draw:layer="layout" svg:width="3.2cm" svg:height="1.4cm" svg:x="11.7cm" svg:y="10.6cm">
          <text:p text:style-name="P7"><text:span text:style-name="T84">F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4cm" svg:height="0.4cm" svg:x="9.1cm" svg:y="11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6" draw:layer="layout" svg:width="24.8cm" svg:height="4.411cm" svg:x="2.4cm" svg:y="4.724cm">
          <draw:text-box>
            <text:p text:style-name="P65">Las veces que la codificación está multiplicada por 2 indica la siguiente posición a leer para ejecutar instrucciones. Al empezar la ejecución se multiplica por 2 para indicar que se leerá la primera posición.</text:p>
            <text:p text:style-name="P65">Las veces que está multiplicada por 2 indica la posición: las veces que está multiplicada por el número primo asociado a esa posición da la instrucción.</text:p>
            <text:p text:style-name="P65">Los comentarios explican las funciones más importantes y su cometido en el cómputo general.</text:p>
          </draw:text-box>
        </draw:frame>
        <draw:frame draw:style-name="gr42" draw:text-style-name="P11" draw:layer="layout" svg:width="14.6cm" svg:height="1.275cm" svg:x="3.8cm" svg:y="12.626cm">
          <draw:text-box>
            <text:p><text:span text:style-name="T10">Demostr</text:span><text:span text:style-name="T10">ado que </text:span><text:span text:style-name="T10">las </text:span><text:span text:style-name="T10">funcione</text:span><text:span text:style-name="T10">s </text:span><text:span text:style-name="T10">recursiv</text:span><text:span text:style-name="T10">as </text:span><text:span text:style-name="T10">pueden </text:span><text:span text:style-name="T10">resolver </text:span><text:span text:style-name="T10">cualquie</text:span><text:span text:style-name="T10">r </text:span><text:span text:style-name="T10">problem</text:span><text:span text:style-name="T10">a que </text:span><text:span text:style-name="T10">pueda </text:span><text:span text:style-name="T10">resolver </text:span><text:span text:style-name="T10">un </text:span><text:span text:style-name="T10">program</text:span><text:span text:style-name="T10">a C--.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2" presentation:use-footer-name="ftr1">
        <office:forms form:automatic-focus="false" form:apply-design-mode="false"/>
        <draw:frame draw:style-name="gr39" draw:text-style-name="P67" draw:layer="layout" svg:width="20.8cm" svg:height="1.352cm" svg:x="2.8cm" svg:y="0.7cm">
          <draw:text-box>
            <text:p text:style-name="P66"><text:span text:style-name="T104"><text:s/></text:span><text:span text:style-name="T104">Máq</text:span><text:span text:style-name="T104">uin</text:span><text:span text:style-name="T104">a de </text:span><text:span text:style-name="T104">Turi</text:span><text:span text:style-name="T104">ng </text:span><text:span text:style-name="T104">a C </text:span></text:p>
          </draw:text-box>
        </draw:frame>
        <draw:frame draw:style-name="gr41" draw:text-style-name="P41" draw:layer="layout" svg:width="24.8cm" svg:height="2.015cm" svg:x="2.4cm" svg:y="1.9cm">
          <draw:text-box>
            <text:p text:style-name="P68"><text:span text:style-name="T67">Se da </text:span><text:span text:style-name="T67">el </text:span><text:span text:style-name="T67">progra</text:span><text:span text:style-name="T67">ma C </text:span><text:span text:style-name="T67">que </text:span><text:span text:style-name="T67">ejecuta </text:span><text:span text:style-name="T67">cualqui</text:span><text:span text:style-name="T67">er </text:span><text:span text:style-name="T67">máquin</text:span><text:span text:style-name="T67">a de </text:span><text:span text:style-name="T67">Turing </text:span><text:span text:style-name="T67">que se </text:span><text:span text:style-name="T67">le </text:span><text:span text:style-name="T67">indique </text:span><text:span text:style-name="T67">como </text:span><text:span text:style-name="T67">dato </text:span><text:span text:style-name="T67">(apéndi</text:span><text:span text:style-name="T67">ce C, </text:span><text:span text:style-name="T67">páginas </text:span><text:span text:style-name="T67">46 y </text:span><text:span text:style-name="T67">47).</text:span></text:p>
          </draw:text-box>
        </draw:frame>
        <draw:custom-shape draw:style-name="gr59" draw:text-style-name="P47" draw:layer="layout" svg:width="2.957cm" svg:height="1.293cm" svg:x="5.7cm" svg:y="4.707cm">
          <text:p text:style-name="P69"><text:span text:style-name="T83">M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8" draw:layer="layout" svg:width="2.957cm" svg:height="1.293cm" svg:x="11.243cm" svg:y="4.707cm">
          <text:p text:style-name="P69"><text:span text:style-name="T8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0" draw:layer="layout" svg:width="2.218cm" svg:height="0.37cm" svg:x="8.841cm" svg:y="5.1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11" draw:layer="layout" svg:width="17.4cm" svg:height="0.875cm" svg:x="3.8cm" svg:y="6.625cm">
          <draw:text-box>
            <text:p text:style-name="P70"><text:span text:style-name="T10">Demostr</text:span><text:span text:style-name="T10">ado que </text:span><text:span text:style-name="T10">los </text:span><text:span text:style-name="T10">program</text:span><text:span text:style-name="T10">as C son </text:span><text:span text:style-name="T10">tan </text:span><text:span text:style-name="T10">potentes </text:span><text:span text:style-name="T10">como las </text:span><text:span text:style-name="T10">máquina</text:span><text:span text:style-name="T10">s de </text:span><text:span text:style-name="T10">Turing. </text:span></text:p>
          </draw:text-box>
        </draw:frame>
        <draw:frame draw:style-name="gr39" draw:text-style-name="P67" draw:layer="layout" svg:width="20.8cm" svg:height="1.352cm" svg:x="2.8cm" svg:y="7.9cm">
          <draw:text-box>
            <text:p text:style-name="P66"><text:span text:style-name="T104"><text:s/></text:span><text:span text:style-name="T104">Fun</text:span><text:span text:style-name="T104">cio</text:span><text:span text:style-name="T104">nes </text:span><text:span text:style-name="T104">rec</text:span><text:span text:style-name="T104">ursi</text:span><text:span text:style-name="T104">vas </text:span><text:span text:style-name="T104">a C </text:span></text:p>
          </draw:text-box>
        </draw:frame>
        <draw:frame draw:style-name="gr41" draw:text-style-name="P41" draw:layer="layout" svg:width="24.8cm" svg:height="2.015cm" svg:x="2.4cm" svg:y="9.1cm">
          <draw:text-box>
            <text:p text:style-name="P68"><text:span text:style-name="T76">La </text:span><text:span text:style-name="T76">demostr</text:span><text:span text:style-name="T76">ación </text:span><text:span text:style-name="T76">de las </text:span><text:span text:style-name="T76">funcion</text:span><text:span text:style-name="T76">es </text:span><text:span text:style-name="T76">recursiv</text:span><text:span text:style-name="T76">as se </text:span><text:span text:style-name="T76">da </text:span><text:span text:style-name="T76">mediant</text:span><text:span text:style-name="T76">e un </text:span><text:span text:style-name="T76">progra</text:span><text:span text:style-name="T76">ma en </text:span><text:span text:style-name="T76">C </text:span><text:span text:style-name="T67">(apéndi</text:span><text:span text:style-name="T67">ce D, </text:span><text:span text:style-name="T67">páginas </text:span><text:span text:style-name="T67">50‒77).</text:span></text:p>
          </draw:text-box>
        </draw:frame>
        <draw:frame draw:style-name="gr61" draw:text-style-name="P11" draw:layer="layout" svg:width="17.4cm" svg:height="0.875cm" svg:x="3.8cm" svg:y="13.825cm">
          <draw:text-box>
            <text:p text:style-name="P70"><text:span text:style-name="T10">Demostr</text:span><text:span text:style-name="T10">ado que </text:span><text:span text:style-name="T10">los </text:span><text:span text:style-name="T10">program</text:span><text:span text:style-name="T10">as C son </text:span><text:span text:style-name="T10">tan </text:span><text:span text:style-name="T10">potentes </text:span><text:span text:style-name="T10">como las </text:span><text:span text:style-name="T10">funcione</text:span><text:span text:style-name="T10">s </text:span><text:span text:style-name="T10">recursiv</text:span><text:span text:style-name="T10">as. </text:span></text:p>
          </draw:text-box>
        </draw:frame>
        <draw:custom-shape draw:style-name="gr59" draw:text-style-name="P47" draw:layer="layout" svg:width="2.957cm" svg:height="1.293cm" svg:x="5.8cm" svg:y="11.707cm">
          <text:p text:style-name="P69"><text:span text:style-name="T83">F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8" draw:layer="layout" svg:width="2.957cm" svg:height="1.293cm" svg:x="11.343cm" svg:y="11.707cm">
          <text:p text:style-name="P69"><text:span text:style-name="T8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0" draw:layer="layout" svg:width="2.218cm" svg:height="0.37cm" svg:x="8.941cm" svg:y="12.1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0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 presentation:use-footer-name="ftr1">
        <office:forms form:automatic-focus="false" form:apply-design-mode="false"/>
        <draw:custom-shape draw:style-name="gr59" draw:text-style-name="P47" draw:layer="layout" svg:width="2.957cm" svg:height="1.293cm" svg:x="3.243cm" svg:y="3.6cm">
          <text:p text:style-name="P69"><text:span text:style-name="T83">F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8" draw:layer="layout" svg:width="2.957cm" svg:height="1.293cm" svg:x="7.943cm" svg:y="1.6cm">
          <text:p text:style-name="P69"><text:span text:style-name="T8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8" draw:layer="layout" svg:width="2.957cm" svg:height="1.293cm" svg:x="8.043cm" svg:y="5.207cm">
          <text:p text:style-name="P69"><text:span text:style-name="T84">C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0" draw:layer="layout" svg:width="1.694cm" svg:height="0.37cm" draw:transform="rotate (0.398807734080704) translate (11.2cm 5.4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48" draw:layer="layout" svg:width="2.957cm" svg:height="1.293cm" svg:x="12.475cm" svg:y="3.6cm">
          <text:p text:style-name="P69"><text:span text:style-name="T84">M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0" draw:layer="layout" svg:width="1.694cm" svg:height="0.37cm" draw:transform="rotate (2.68047666521289) translate (7.623cm 5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10" draw:layer="layout" svg:width="1.694cm" svg:height="0.37cm" draw:transform="rotate (2.66476870194494) translate (12.305cm 3.7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10" draw:layer="layout" svg:width="1.694cm" svg:height="0.37cm" draw:transform="rotate (0.429001930140206) translate (6.106cm 3.3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10" draw:layer="layout" svg:width="1.694cm" svg:height="0.37cm" draw:transform="rotate (-1.55631009400334) translate (9.634cm 3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72" draw:layer="layout" svg:width="25cm" svg:height="2.535cm" svg:x="1.8cm" svg:y="7.265cm">
          <draw:text-box>
            <text:p text:style-name="P71">Grafo dirigido totalmente conectado que indica que cualquier solución que se pueda definir mediante un programa en C, uno en C--, una máquina de Turing o una función recursiva se puede definir de cualquiera de las otras formas.</text:p>
          </draw:text-box>
        </draw:frame>
        <draw:frame draw:style-name="gr64" draw:text-style-name="P74" draw:layer="layout" svg:width="24cm" svg:height="2.966cm" svg:x="1.8cm" svg:y="9.788cm">
          <draw:text-box>
            <text:p text:style-name="P73"><text:span text:style-name="T19">Por </text:span><text:span text:style-name="T19">tanto, </text:span>cualquier solución que se pueda definir mediante un programa en C, una máquina de Turing o una función recursiva se puede definir de cualquiera de las otras dos formas.</text:p>
          </draw:text-box>
        </draw:frame>
        <draw:frame draw:style-name="gr65" draw:text-style-name="P76" draw:layer="layout" svg:width="3.4cm" svg:height="1.2cm" svg:x="3.1cm" svg:y="12.8cm">
          <draw:text-box>
            <text:p text:style-name="P75">Q.E.D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briele Bad AH" svg:font-family="'Gabriele Bad A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75f8c6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_20_2-background" style:display-name="Default 2-background" style:family="presentation">
      <style:graphic-properties draw:stroke="none" draw:fill="solid" draw:fill-color="#242d32" draw:gradient-step-count="186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42d32" draw:gradient-step-count="18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6%" style:mirror="none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color="#dcdcc2" style:font-name="Gabriele Bad AH"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dcdcc2" style:font-name="Gabriele Bad AH" fo:font-size="9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dcdcc2" style:font-name="Gabriele Bad AH" fo:font-size="9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19.625cm" svg:y="14.857cm" presentation:class="footer">
        <draw:text-box>
          <text:p text:style-name="MP7"><text:span text:style-name="MT3">R.Córdoba</text:span></text:p>
        </draw:text-box>
      </draw:frame>
      <draw:g>
        <draw:frame draw:style-name="Mgr3" draw:text-style-name="MP9" draw:layer="backgroundobjects" svg:width="1.607cm" svg:height="0.69cm" svg:x="25.278cm" svg:y="14.588cm">
          <draw:image xlink:href="Pictures/100015FC00000BD700000513DA026903EB8BBC97.svg" xlink:type="simple" xlink:show="embed" xlink:actuate="onLoad">
            <text:p/>
          </draw:image>
          <draw:image xlink:href="Pictures/100002010000005C00000027DE3959CAA333D836.png" xlink:type="simple" xlink:show="embed" xlink:actuate="onLoad"/>
        </draw:frame>
        <draw:frame draw:style-name="Mgr4" draw:text-style-name="MP9" draw:layer="backgroundobjects" svg:width="1.177cm" svg:height="0.272cm" draw:transform="rotate (0.422893277758226) translate (26.215cm 15.274cm)">
          <draw:image xlink:href="Pictures/10000DC4000034E300000C33AC793360661114A5.svg" xlink:type="simple" xlink:show="embed" xlink:actuate="onLoad">
            <text:p/>
          </draw:image>
          <draw:image xlink:href="Pictures/100002010000019A0000005FF60D29C56D12B1C6.png" xlink:type="simple" xlink:show="embed" xlink:actuate="onLoad"/>
        </draw:frame>
      </draw:g>
      <presentation:notes style:page-layout-name="PM0">
        <office:forms form:automatic-focus="false" form:apply-design-mode="false"/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6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6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4T14:30:55.167428702</meta:creation-date>
    <meta:editing-duration>PT9H45M34S</meta:editing-duration>
    <meta:editing-cycles>64</meta:editing-cycles>
    <meta:generator>LibreOffice/6.0.7.3$Linux_X86_64 LibreOffice_project/00m0$Build-3</meta:generator>
    <dc:title>Sunset</dc:title>
    <dc:date>2020-07-06T03:12:22.918827408</dc:date>
    <meta:document-statistic meta:object-count="233"/>
  </office:meta>
</office:document-meta>
</file>